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6mm"/>
    </style:style>
    <style:style style:name="co2" style:family="table-column">
      <style:table-column-properties fo:break-before="auto" style:column-width="272.17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4.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3.51mm"/>
    </style:style>
    <style:style style:name="co7" style:family="table-column">
      <style:table-column-properties fo:break-before="auto" style:column-width="15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Best Selected Dev Tuned Para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3 Genre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ACC D1</text:p>
          </table:table-cell>
          <table:table-cell office:value-type="string" calcext:value-type="string">
            <text:p>F1 D1</text:p>
          </table:table-cell>
          <table:table-cell office:value-type="string" calcext:value-type="string">
            <text:p>ACC D3</text:p>
          </table:table-cell>
          <table:table-cell office:value-type="string" calcext:value-type="string">
            <text:p>F1 D3</text:p>
          </table:table-cell>
          <table:table-cell office:value-type="string" calcext:value-type="string">
            <text:p>ACC DN</text:p>
          </table:table-cell>
          <table:table-cell office:value-type="string" calcext:value-type="string">
            <text:p>F1 DN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1000 DS800FT BOCFi NT[200]tanh300V1.23 genres.csv</text:p>
          </table:table-cell>
          <table:table-cell office:value-type="float" office:value="0.846305280835977" calcext:value-type="float">
            <text:p>0.846305280835977</text:p>
          </table:table-cell>
          <table:table-cell office:value-type="float" office:value="0.562726644334149" calcext:value-type="float">
            <text:p>0.562726644334149</text:p>
          </table:table-cell>
          <table:table-cell office:value-type="float" office:value="0.84382347452883" calcext:value-type="float">
            <text:p>0.84382347452883</text:p>
          </table:table-cell>
          <table:table-cell office:value-type="float" office:value="0.55933562900247" calcext:value-type="float">
            <text:p>0.55933562900247</text:p>
          </table:table-cell>
          <table:table-cell office:value-type="float" office:value="0.908788953162904" calcext:value-type="float">
            <text:p>0.908788953162904</text:p>
          </table:table-cell>
          <table:table-cell office:value-type="float" office:value="0.507763493328273" calcext:value-type="float">
            <text:p>0.5077634933282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500 DS800 genres.csv</text:p>
          </table:table-cell>
          <table:table-cell office:value-type="float" office:value="0.748096659824594" calcext:value-type="float">
            <text:p>0.748096659824594</text:p>
          </table:table-cell>
          <table:table-cell office:value-type="float" office:value="0.395314613840047" calcext:value-type="float">
            <text:p>0.395314613840047</text:p>
          </table:table-cell>
          <table:table-cell office:value-type="float" office:value="0.831358462399701" calcext:value-type="float">
            <text:p>0.831358462399701</text:p>
          </table:table-cell>
          <table:table-cell office:value-type="float" office:value="0.492926879703285" calcext:value-type="float">
            <text:p>0.492926879703285</text:p>
          </table:table-cell>
          <table:table-cell office:value-type="float" office:value="0.903601418175033" calcext:value-type="float">
            <text:p>0.903601418175033</text:p>
          </table:table-cell>
          <table:table-cell office:value-type="float" office:value="0.503498166704634" calcext:value-type="float">
            <text:p>0.5034981667046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 tdevFT BOCFi NT[200]tanh300V1.23 genres.csv</text:p>
          </table:table-cell>
          <table:table-cell office:value-type="float" office:value="0.740040119425266" calcext:value-type="float">
            <text:p>0.740040119425266</text:p>
          </table:table-cell>
          <table:table-cell office:value-type="float" office:value="0.338873232817787" calcext:value-type="float">
            <text:p>0.338873232817787</text:p>
          </table:table-cell>
          <table:table-cell office:value-type="float" office:value="0.756950923679791" calcext:value-type="float">
            <text:p>0.756950923679791</text:p>
          </table:table-cell>
          <table:table-cell office:value-type="float" office:value="0.339896834850066" calcext:value-type="float">
            <text:p>0.339896834850066</text:p>
          </table:table-cell>
          <table:table-cell office:value-type="float" office:value="0.87411364060459" calcext:value-type="float">
            <text:p>0.87411364060459</text:p>
          </table:table-cell>
          <table:table-cell office:value-type="float" office:value="0.275397972901339" calcext:value-type="float">
            <text:p>0.275397972901339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400 MC1 MS0.4 ATS2000 DS800 tdev genres.csv</text:p>
          </table:table-cell>
          <table:table-cell office:value-type="float" office:value="0.706591714872178" calcext:value-type="float">
            <text:p>0.706591714872178</text:p>
          </table:table-cell>
          <table:table-cell office:value-type="float" office:value="0.30757193136026" calcext:value-type="float">
            <text:p>0.30757193136026</text:p>
          </table:table-cell>
          <table:table-cell office:value-type="float" office:value="0.782818622877403" calcext:value-type="float">
            <text:p>0.782818622877403</text:p>
          </table:table-cell>
          <table:table-cell office:value-type="float" office:value="0.349672590738853" calcext:value-type="float">
            <text:p>0.349672590738853</text:p>
          </table:table-cell>
          <table:table-cell office:value-type="float" office:value="0.880411457361448" calcext:value-type="float">
            <text:p>0.880411457361448</text:p>
          </table:table-cell>
          <table:table-cell office:value-type="float" office:value="0.333227044241439" calcext:value-type="float">
            <text:p>0.333227044241439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topic models</text:p>
          </table:table-cell>
          <table:table-cell office:value-type="string" calcext:value-type="string">
            <text:p>class-all-100-10-all-nodupe.npzDTP0.001TWP0.1NT100 1CV 0genresDevTrueAVG.csv</text:p>
          </table:table-cell>
          <table:table-cell office:value-type="float" office:value="0.793804814331032" calcext:value-type="float">
            <text:p>0.793804814331032</text:p>
          </table:table-cell>
          <table:table-cell office:value-type="float" office:value="0.40187959044718" calcext:value-type="float">
            <text:p>0.40187959044718</text:p>
          </table:table-cell>
          <table:table-cell office:value-type="float" office:value="0.88519313304721" calcext:value-type="float">
            <text:p>0.88519313304721</text:p>
          </table:table-cell>
          <table:table-cell office:value-type="float" office:value="0.382614698772283" calcext:value-type="float">
            <text:p>0.382614698772283</text:p>
          </table:table-cell>
          <table:table-cell office:value-type="float" office:value="0.832781302481806" calcext:value-type="float">
            <text:p>0.832781302481806</text:p>
          </table:table-cell>
          <table:table-cell office:value-type="float" office:value="0.40145416088696" calcext:value-type="float">
            <text:p>0.40145416088696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1 Genr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500 DS800FT BOCFi NT[200]tanh300V1.23 genres.csv</text:p>
          </table:table-cell>
          <table:table-cell office:value-type="float" office:value="0.866094420600859" calcext:value-type="float">
            <text:p>0.866094420600859</text:p>
          </table:table-cell>
          <table:table-cell office:value-type="float" office:value="0.566733181359565" calcext:value-type="float">
            <text:p>0.566733181359565</text:p>
          </table:table-cell>
          <table:table-cell office:value-type="float" office:value="0.851427505131554" calcext:value-type="float">
            <text:p>0.851427505131554</text:p>
          </table:table-cell>
          <table:table-cell office:value-type="float" office:value="0.548594491694784" calcext:value-type="float">
            <text:p>0.548594491694784</text:p>
          </table:table-cell>
          <table:table-cell office:value-type="float" office:value="0.909488710580332" calcext:value-type="float">
            <text:p>0.909488710580332</text:p>
          </table:table-cell>
          <table:table-cell office:value-type="float" office:value="0.50443175901626" calcext:value-type="float">
            <text:p>0.5044317590162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500 DS800 genres.csv</text:p>
          </table:table-cell>
          <table:table-cell office:value-type="float" office:value="0.748096659824594" calcext:value-type="float">
            <text:p>0.748096659824594</text:p>
          </table:table-cell>
          <table:table-cell office:value-type="float" office:value="0.395314613840047" calcext:value-type="float">
            <text:p>0.395314613840047</text:p>
          </table:table-cell>
          <table:table-cell office:value-type="float" office:value="0.831358462399701" calcext:value-type="float">
            <text:p>0.831358462399701</text:p>
          </table:table-cell>
          <table:table-cell office:value-type="float" office:value="0.492926879703285" calcext:value-type="float">
            <text:p>0.492926879703285</text:p>
          </table:table-cell>
          <table:table-cell office:value-type="float" office:value="0.903601418175033" calcext:value-type="float">
            <text:p>0.903601418175033</text:p>
          </table:table-cell>
          <table:table-cell office:value-type="float" office:value="0.503498166704634" calcext:value-type="float">
            <text:p>0.503498166704634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 tdevFT BOCFi NT[200]tanh300V1.23 genres.csv</text:p>
          </table:table-cell>
          <table:table-cell office:value-type="float" office:value="0.740040119425266" calcext:value-type="float">
            <text:p>0.740040119425266</text:p>
          </table:table-cell>
          <table:table-cell office:value-type="float" office:value="0.338873232817787" calcext:value-type="float">
            <text:p>0.338873232817787</text:p>
          </table:table-cell>
          <table:table-cell office:value-type="float" office:value="0.756950923679791" calcext:value-type="float">
            <text:p>0.756950923679791</text:p>
          </table:table-cell>
          <table:table-cell office:value-type="float" office:value="0.339896834850066" calcext:value-type="float">
            <text:p>0.339896834850066</text:p>
          </table:table-cell>
          <table:table-cell office:value-type="float" office:value="0.87411364060459" calcext:value-type="float">
            <text:p>0.87411364060459</text:p>
          </table:table-cell>
          <table:table-cell office:value-type="float" office:value="0.275397972901339" calcext:value-type="float">
            <text:p>0.275397972901339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200 MC1 MS0.4 ATS500 DS400 tdev genres.csv</text:p>
          </table:table-cell>
          <table:table-cell office:value-type="float" office:value="0.720656838962493" calcext:value-type="float">
            <text:p>0.720656838962493</text:p>
          </table:table-cell>
          <table:table-cell office:value-type="float" office:value="0.312374836909944" calcext:value-type="float">
            <text:p>0.312374836909944</text:p>
          </table:table-cell>
          <table:table-cell office:value-type="float" office:value="0.748740436648628" calcext:value-type="float">
            <text:p>0.748740436648628</text:p>
          </table:table-cell>
          <table:table-cell office:value-type="float" office:value="0.339349775309478" calcext:value-type="float">
            <text:p>0.339349775309478</text:p>
          </table:table-cell>
          <table:table-cell office:value-type="float" office:value="0.88078466131741" calcext:value-type="float">
            <text:p>0.88078466131741</text:p>
          </table:table-cell>
          <table:table-cell office:value-type="float" office:value="0.330955021736643" calcext:value-type="float">
            <text:p>0.330955021736643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1TWP0.001NT200 1CV 0genresDevTrueAVG.csv</text:p>
          </table:table-cell>
          <table:table-cell office:value-type="float" office:value="0.818296323941034" calcext:value-type="float">
            <text:p>0.818296323941034</text:p>
          </table:table-cell>
          <table:table-cell office:value-type="float" office:value="0.406799063913164" calcext:value-type="float">
            <text:p>0.406799063913164</text:p>
          </table:table-cell>
          <table:table-cell office:value-type="float" office:value="0.881950923679791" calcext:value-type="float">
            <text:p>0.881950923679791</text:p>
          </table:table-cell>
          <table:table-cell office:value-type="float" office:value="0.349865454692493" calcext:value-type="float">
            <text:p>0.349865454692493</text:p>
          </table:table-cell>
          <table:table-cell office:value-type="float" office:value="0.842064750886359" calcext:value-type="float">
            <text:p>0.842064750886359</text:p>
          </table:table-cell>
          <table:table-cell office:value-type="float" office:value="0.403985501061441" calcext:value-type="float">
            <text:p>0.403985501061441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N Genr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2000 DS800FT BOCFi NT[200]tanh300V1.23 genres.csv</text:p>
          </table:table-cell>
          <table:table-cell office:value-type="float" office:value="0.845484232132861" calcext:value-type="float">
            <text:p>0.845484232132861</text:p>
          </table:table-cell>
          <table:table-cell office:value-type="float" office:value="0.549369983225531" calcext:value-type="float">
            <text:p>0.549369983225531</text:p>
          </table:table-cell>
          <table:table-cell office:value-type="float" office:value="0.857977234558686" calcext:value-type="float">
            <text:p>0.857977234558686</text:p>
          </table:table-cell>
          <table:table-cell office:value-type="float" office:value="0.543940640218995" calcext:value-type="float">
            <text:p>0.543940640218995</text:p>
          </table:table-cell>
          <table:table-cell office:value-type="float" office:value="0.909619331964919" calcext:value-type="float">
            <text:p>0.909619331964919</text:p>
          </table:table-cell>
          <table:table-cell office:value-type="float" office:value="0.512547841108329" calcext:value-type="float">
            <text:p>0.512547841108329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200 MC1 MS0.4 ATS500 DS400 genres.csv</text:p>
          </table:table-cell>
          <table:table-cell office:value-type="float" office:value="0.734456055234186" calcext:value-type="float">
            <text:p>0.734456055234186</text:p>
          </table:table-cell>
          <table:table-cell office:value-type="float" office:value="0.373399713445892" calcext:value-type="float">
            <text:p>0.373399713445892</text:p>
          </table:table-cell>
          <table:table-cell office:value-type="float" office:value="0.825937674939354" calcext:value-type="float">
            <text:p>0.825937674939354</text:p>
          </table:table-cell>
          <table:table-cell office:value-type="float" office:value="0.475636627706872" calcext:value-type="float">
            <text:p>0.475636627706872</text:p>
          </table:table-cell>
          <table:table-cell office:value-type="float" office:value="0.904086583317783" calcext:value-type="float">
            <text:p>0.904086583317783</text:p>
          </table:table-cell>
          <table:table-cell office:value-type="float" office:value="0.518084791802206" calcext:value-type="float">
            <text:p>0.51808479180220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acc KMeans CA400 MC1 MS0.4 ATS2000 DS800 tdevFT BOCFi NT[200]tanh300V1.23 genres.csv</text:p>
          </table:table-cell>
          <table:table-cell office:value-type="float" office:value="0.672793431610375" calcext:value-type="float">
            <text:p>0.672793431610375</text:p>
          </table:table-cell>
          <table:table-cell office:value-type="float" office:value="0.300129478836214" calcext:value-type="float">
            <text:p>0.300129478836214</text:p>
          </table:table-cell>
          <table:table-cell office:value-type="float" office:value="0.724272252285874" calcext:value-type="float">
            <text:p>0.724272252285874</text:p>
          </table:table-cell>
          <table:table-cell office:value-type="float" office:value="0.325596865730253" calcext:value-type="float">
            <text:p>0.325596865730253</text:p>
          </table:table-cell>
          <table:table-cell office:value-type="float" office:value="0.875023325247247" calcext:value-type="float">
            <text:p>0.875023325247247</text:p>
          </table:table-cell>
          <table:table-cell office:value-type="float" office:value="0.295211341283521" calcext:value-type="float">
            <text:p>0.295211341283521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200 MC1 MS0.4 ATS1000 DS400 tdev genres.csv</text:p>
          </table:table-cell>
          <table:table-cell office:value-type="float" office:value="0.725765068109722" calcext:value-type="float">
            <text:p>0.725765068109722</text:p>
          </table:table-cell>
          <table:table-cell office:value-type="float" office:value="0.307058765289516" calcext:value-type="float">
            <text:p>0.307058765289516</text:p>
          </table:table-cell>
          <table:table-cell office:value-type="float" office:value="0.779319835790259" calcext:value-type="float">
            <text:p>0.779319835790259</text:p>
          </table:table-cell>
          <table:table-cell office:value-type="float" office:value="0.349254479210128" calcext:value-type="float">
            <text:p>0.349254479210128</text:p>
          </table:table-cell>
          <table:table-cell office:value-type="float" office:value="0.880434782608695" calcext:value-type="float">
            <text:p>0.880434782608695</text:p>
          </table:table-cell>
          <table:table-cell office:value-type="float" office:value="0.341679504726075" calcext:value-type="float">
            <text:p>0.341679504726075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01TWP0.1NT200 1CV 0genresDevTrueAVG.csv</text:p>
          </table:table-cell>
          <table:table-cell office:value-type="float" office:value="0.811648628475462" calcext:value-type="float">
            <text:p>0.811648628475462</text:p>
          </table:table-cell>
          <table:table-cell office:value-type="float" office:value="0.389383172448312" calcext:value-type="float">
            <text:p>0.389383172448312</text:p>
          </table:table-cell>
          <table:table-cell office:value-type="float" office:value="0.880178204888972" calcext:value-type="float">
            <text:p>0.880178204888972</text:p>
          </table:table-cell>
          <table:table-cell office:value-type="float" office:value="0.359332920170936" calcext:value-type="float">
            <text:p>0.359332920170936</text:p>
          </table:table-cell>
          <table:table-cell office:value-type="float" office:value="0.808313118119052" calcext:value-type="float">
            <text:p>0.808313118119052</text:p>
          </table:table-cell>
          <table:table-cell office:value-type="float" office:value="0.407706882300608" calcext:value-type="float">
            <text:p>0.407706882300608</text:p>
          </table:table-cell>
          <table:table-cell table:style-name="ce1" table:number-columns-repeated="3"/>
          <table:table-cell table:number-columns-repeated="1013"/>
        </table:table-row>
        <table:table-row table:style-name="ro2" table:number-rows-repeated="2">
          <table:table-cell/>
          <table:table-cell table:style-name="ce1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3 Keyword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ACC D1</text:p>
          </table:table-cell>
          <table:table-cell office:value-type="string" calcext:value-type="string">
            <text:p>F1 D1</text:p>
          </table:table-cell>
          <table:table-cell office:value-type="string" calcext:value-type="string">
            <text:p>ACC D3</text:p>
          </table:table-cell>
          <table:table-cell office:value-type="string" calcext:value-type="string">
            <text:p>F1 D3</text:p>
          </table:table-cell>
          <table:table-cell office:value-type="string" calcext:value-type="string">
            <text:p>ACC DN</text:p>
          </table:table-cell>
          <table:table-cell office:value-type="string" calcext:value-type="string">
            <text:p>F1 D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500 DS800FT BOCFi NT[200]tanh300V1.23 keywords.csv</text:p>
          </table:table-cell>
          <table:table-cell office:value-type="float" office:value="0.625781115879828" calcext:value-type="float">
            <text:p>0.625781115879828</text:p>
          </table:table-cell>
          <table:table-cell office:value-type="float" office:value="0.327190071078145" calcext:value-type="float">
            <text:p>0.327190071078145</text:p>
          </table:table-cell>
          <table:table-cell office:value-type="float" office:value="0.630214592274678" calcext:value-type="float">
            <text:p>0.630214592274678</text:p>
          </table:table-cell>
          <table:table-cell office:value-type="float" office:value="0.330031364119638" calcext:value-type="float">
            <text:p>0.330031364119638</text:p>
          </table:table-cell>
          <table:table-cell office:value-type="float" office:value="0.825394849785408" calcext:value-type="float">
            <text:p>0.825394849785408</text:p>
          </table:table-cell>
          <table:table-cell office:value-type="float" office:value="0.236398985089889" calcext:value-type="float">
            <text:p>0.2363989850898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non-FT MDS</text:p>
          </table:table-cell>
          <table:table-cell office:value-type="string" calcext:value-type="string">
            <text:p>mds-nodupeCV1S0 SFT0 allL010010 LR kappa KMeans CA400 MC1 MS0.4 ATS1000 DS800 keywords.csv</text:p>
          </table:table-cell>
          <table:table-cell office:value-type="float" office:value="0.521510729613734" calcext:value-type="float">
            <text:p>0.521510729613734</text:p>
          </table:table-cell>
          <table:table-cell office:value-type="float" office:value="0.290134412713104" calcext:value-type="float">
            <text:p>0.290134412713104</text:p>
          </table:table-cell>
          <table:table-cell office:value-type="float" office:value="0.595218884120172" calcext:value-type="float">
            <text:p>0.595218884120172</text:p>
          </table:table-cell>
          <table:table-cell office:value-type="float" office:value="0.322750509874621" calcext:value-type="float">
            <text:p>0.322750509874621</text:p>
          </table:table-cell>
          <table:table-cell office:value-type="float" office:value="0.82419313304721" calcext:value-type="float">
            <text:p>0.82419313304721</text:p>
          </table:table-cell>
          <table:table-cell office:value-type="float" office:value="0.23855088770247" calcext:value-type="float">
            <text:p>0.238550887702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FT WV</text:p>
          </table:table-cell>
          <table:table-cell office:value-type="string" calcext:value-type="string">
            <text:p>wvFIXED50CV1S0 SFT0 allL010010 LR acc KMeans CA100 MC1 MS0.4 ATS1000 DS200 tdevFT BOCFi NT[50]tanh300V1.23 keywords.csv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26874153195187" calcext:value-type="float">
            <text:p>0.26874153195187</text:p>
          </table:table-cell>
          <table:table-cell office:value-type="float" office:value="0.644285714285714" calcext:value-type="float">
            <text:p>0.644285714285714</text:p>
          </table:table-cell>
          <table:table-cell office:value-type="float" office:value="0.240053944853829" calcext:value-type="float">
            <text:p>0.240053944853829</text:p>
          </table:table-cell>
          <table:table-cell office:value-type="float" office:value="0.701428571428572" calcext:value-type="float">
            <text:p>0.701428571428572</text:p>
          </table:table-cell>
          <table:table-cell office:value-type="float" office:value="0.155571604193938" calcext:value-type="float">
            <text:p>0.1555716041939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non-FT WV</text:p>
          </table:table-cell>
          <table:table-cell office:value-type="string" calcext:value-type="string">
            <text:p>wvFIXED100CV1S0 SFT0 allL010010 LR ndcg KMeans CA100 MC1 MS0.4 ATS1000 DS200 tdev keywords.csv</text:p>
          </table:table-cell>
          <table:table-cell office:value-type="float" office:value="0.552142857142857" calcext:value-type="float">
            <text:p>0.552142857142857</text:p>
          </table:table-cell>
          <table:table-cell office:value-type="float" office:value="0.257802068503462" calcext:value-type="float">
            <text:p>0.257802068503462</text:p>
          </table:table-cell>
          <table:table-cell office:value-type="float" office:value="0.723571428571428" calcext:value-type="float">
            <text:p>0.723571428571428</text:p>
          </table:table-cell>
          <table:table-cell office:value-type="float" office:value="0.21243175479048" calcext:value-type="float">
            <text:p>0.21243175479048</text:p>
          </table:table-cell>
          <table:table-cell office:value-type="float" office:value="0.738571428571429" calcext:value-type="float">
            <text:p>0.738571428571429</text:p>
          </table:table-cell>
          <table:table-cell office:value-type="float" office:value="0.185175464947975" calcext:value-type="float">
            <text:p>0.1851754649479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pic models</text:p>
          </table:table-cell>
          <table:table-cell office:value-type="string" calcext:value-type="string">
            <text:p>class-all-100-10-all-nodupe.npzDTP0.1TWP0.001NT100 1CV 0keywordsDevTrueAVG.csv</text:p>
          </table:table-cell>
          <table:table-cell office:value-type="float" office:value="0.622857142857143" calcext:value-type="float">
            <text:p>0.622857142857143</text:p>
          </table:table-cell>
          <table:table-cell office:value-type="float" office:value="0.228977915938933" calcext:value-type="float">
            <text:p>0.228977915938933</text:p>
          </table:table-cell>
          <table:table-cell office:value-type="float" office:value="0.720714285714286" calcext:value-type="float">
            <text:p>0.720714285714286</text:p>
          </table:table-cell>
          <table:table-cell office:value-type="float" office:value="0.193983252427185" calcext:value-type="float">
            <text:p>0.193983252427185</text:p>
          </table:table-cell>
          <table:table-cell office:value-type="float" office:value="0.712857142857143" calcext:value-type="float">
            <text:p>0.712857142857143</text:p>
          </table:table-cell>
          <table:table-cell office:value-type="float" office:value="0.183738378621154" calcext:value-type="float">
            <text:p>0.18373837862115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1 Keyword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1000 DS800FT BOCFi NT[200]tanh300V1.23 keywords.csv</text:p>
          </table:table-cell>
          <table:table-cell office:value-type="float" office:value="0.624755364806867" calcext:value-type="float">
            <text:p>0.624755364806867</text:p>
          </table:table-cell>
          <table:table-cell office:value-type="float" office:value="0.330066924822386" calcext:value-type="float">
            <text:p>0.330066924822386</text:p>
          </table:table-cell>
          <table:table-cell office:value-type="float" office:value="0.615675965665236" calcext:value-type="float">
            <text:p>0.615675965665236</text:p>
          </table:table-cell>
          <table:table-cell office:value-type="float" office:value="0.324902797050353" calcext:value-type="float">
            <text:p>0.324902797050353</text:p>
          </table:table-cell>
          <table:table-cell office:value-type="float" office:value="0.824804721030043" calcext:value-type="float">
            <text:p>0.824804721030043</text:p>
          </table:table-cell>
          <table:table-cell office:value-type="float" office:value="0.23470060153012" calcext:value-type="float">
            <text:p>0.23470060153012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1000 DS800 keywords.csv</text:p>
          </table:table-cell>
          <table:table-cell office:value-type="float" office:value="0.589171673819742" calcext:value-type="float">
            <text:p>0.589171673819742</text:p>
          </table:table-cell>
          <table:table-cell office:value-type="float" office:value="0.3073919308104" calcext:value-type="float">
            <text:p>0.3073919308104</text:p>
          </table:table-cell>
          <table:table-cell office:value-type="float" office:value="0.609167381974249" calcext:value-type="float">
            <text:p>0.609167381974249</text:p>
          </table:table-cell>
          <table:table-cell office:value-type="float" office:value="0.316095009353088" calcext:value-type="float">
            <text:p>0.316095009353088</text:p>
          </table:table-cell>
          <table:table-cell office:value-type="float" office:value="0.823684549356223" calcext:value-type="float">
            <text:p>0.823684549356223</text:p>
          </table:table-cell>
          <table:table-cell office:value-type="float" office:value="0.241591420288953" calcext:value-type="float">
            <text:p>0.241591420288953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50CV1S0 SFT0 allL010010 LR acc KMeans CA100 MC1 MS0.4 ATS1000 DS200 tdevFT BOCFi NT[50]tanh300V1.23 keywords.csv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26874153195187" calcext:value-type="float">
            <text:p>0.26874153195187</text:p>
          </table:table-cell>
          <table:table-cell office:value-type="float" office:value="0.644285714285714" calcext:value-type="float">
            <text:p>0.644285714285714</text:p>
          </table:table-cell>
          <table:table-cell office:value-type="float" office:value="0.240053944853829" calcext:value-type="float">
            <text:p>0.240053944853829</text:p>
          </table:table-cell>
          <table:table-cell office:value-type="float" office:value="0.701428571428572" calcext:value-type="float">
            <text:p>0.701428571428572</text:p>
          </table:table-cell>
          <table:table-cell office:value-type="float" office:value="0.155571604193938" calcext:value-type="float">
            <text:p>0.155571604193938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100CV1S0 SFT0 allL010010 LR ndcg KMeans CA100 MC1 MS0.4 ATS2000 DS200 tdev keywords.csv</text:p>
          </table:table-cell>
          <table:table-cell office:value-type="float" office:value="0.535" calcext:value-type="float">
            <text:p>0.535</text:p>
          </table:table-cell>
          <table:table-cell office:value-type="float" office:value="0.271473768642072" calcext:value-type="float">
            <text:p>0.271473768642072</text:p>
          </table:table-cell>
          <table:table-cell office:value-type="float" office:value="0.719285714285714" calcext:value-type="float">
            <text:p>0.719285714285714</text:p>
          </table:table-cell>
          <table:table-cell office:value-type="float" office:value="0.161566220896428" calcext:value-type="float">
            <text:p>0.161566220896428</text:p>
          </table:table-cell>
          <table:table-cell office:value-type="float" office:value="0.728571428571428" calcext:value-type="float">
            <text:p>0.728571428571428</text:p>
          </table:table-cell>
          <table:table-cell office:value-type="float" office:value="0.168069024097928" calcext:value-type="float">
            <text:p>0.168069024097928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1TWP0.01NT100 1CV 0keywordsDevTrueAVG.csv</text:p>
          </table:table-cell>
          <table:table-cell office:value-type="float" office:value="0.655" calcext:value-type="float">
            <text:p>0.655</text:p>
          </table:table-cell>
          <table:table-cell office:value-type="float" office:value="0.231893151275669" calcext:value-type="float">
            <text:p>0.231893151275669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64295953757225" calcext:value-type="float">
            <text:p>0.164295953757225</text:p>
          </table:table-cell>
          <table:table-cell office:value-type="float" office:value="0.753571428571428" calcext:value-type="float">
            <text:p>0.753571428571428</text:p>
          </table:table-cell>
          <table:table-cell office:value-type="float" office:value="0.167124964397608" calcext:value-type="float">
            <text:p>0.16712496439760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N Keyword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2000 DS800FT BOCFi NT[200]tanh300V1.23 keywords.csv</text:p>
          </table:table-cell>
          <table:table-cell office:value-type="float" office:value="0.606907725321888" calcext:value-type="float">
            <text:p>0.606907725321888</text:p>
          </table:table-cell>
          <table:table-cell office:value-type="float" office:value="0.324535955188342" calcext:value-type="float">
            <text:p>0.324535955188342</text:p>
          </table:table-cell>
          <table:table-cell office:value-type="float" office:value="0.611040772532189" calcext:value-type="float">
            <text:p>0.611040772532189</text:p>
          </table:table-cell>
          <table:table-cell office:value-type="float" office:value="0.325361257267297" calcext:value-type="float">
            <text:p>0.325361257267297</text:p>
          </table:table-cell>
          <table:table-cell office:value-type="float" office:value="0.825721030042918" calcext:value-type="float">
            <text:p>0.825721030042918</text:p>
          </table:table-cell>
          <table:table-cell office:value-type="float" office:value="0.23706554559679" calcext:value-type="float">
            <text:p>0.23706554559679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2000 DS800 keywords.csv</text:p>
          </table:table-cell>
          <table:table-cell office:value-type="float" office:value="0.557748927038627" calcext:value-type="float">
            <text:p>0.557748927038627</text:p>
          </table:table-cell>
          <table:table-cell office:value-type="float" office:value="0.302685053456432" calcext:value-type="float">
            <text:p>0.302685053456432</text:p>
          </table:table-cell>
          <table:table-cell office:value-type="float" office:value="0.59800643776824" calcext:value-type="float">
            <text:p>0.59800643776824</text:p>
          </table:table-cell>
          <table:table-cell office:value-type="float" office:value="0.318888112865421" calcext:value-type="float">
            <text:p>0.318888112865421</text:p>
          </table:table-cell>
          <table:table-cell office:value-type="float" office:value="0.822645922746781" calcext:value-type="float">
            <text:p>0.822645922746781</text:p>
          </table:table-cell>
          <table:table-cell office:value-type="float" office:value="0.245055147782465" calcext:value-type="float">
            <text:p>0.245055147782465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50CV1S0 SFT0 allL010010 LR kappa KMeans CA100 MC1 MS0.4 ATS1000 DS200 tdevFT BOCFi NT[50]tanh300V1.23 keywords.csv</text:p>
          </table:table-cell>
          <table:table-cell office:value-type="float" office:value="0.463571428571428" calcext:value-type="float">
            <text:p>0.463571428571428</text:p>
          </table:table-cell>
          <table:table-cell office:value-type="float" office:value="0.197740486200429" calcext:value-type="float">
            <text:p>0.197740486200429</text:p>
          </table:table-cell>
          <table:table-cell office:value-type="float" office:value="0.594285714285714" calcext:value-type="float">
            <text:p>0.594285714285714</text:p>
          </table:table-cell>
          <table:table-cell office:value-type="float" office:value="0.220911420775595" calcext:value-type="float">
            <text:p>0.220911420775595</text:p>
          </table:table-cell>
          <table:table-cell office:value-type="float" office:value="0.761428571428571" calcext:value-type="float">
            <text:p>0.761428571428571</text:p>
          </table:table-cell>
          <table:table-cell office:value-type="float" office:value="0.192892979072107" calcext:value-type="float">
            <text:p>0.19289297907210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100CV1S0 SFT0 allL010010 LR kappa KMeans CA100 MC1 MS0.4 ATS1000 DS200 tdev keywords.csv</text:p>
          </table:table-cell>
          <table:table-cell office:value-type="float" office:value="0.587142857142857" calcext:value-type="float">
            <text:p>0.587142857142857</text:p>
          </table:table-cell>
          <table:table-cell office:value-type="float" office:value="0.25440130577017" calcext:value-type="float">
            <text:p>0.25440130577017</text:p>
          </table:table-cell>
          <table:table-cell office:value-type="float" office:value="0.692142857142857" calcext:value-type="float">
            <text:p>0.692142857142857</text:p>
          </table:table-cell>
          <table:table-cell office:value-type="float" office:value="0.185932268663267" calcext:value-type="float">
            <text:p>0.185932268663267</text:p>
          </table:table-cell>
          <table:table-cell office:value-type="float" office:value="0.719285714285714" calcext:value-type="float">
            <text:p>0.719285714285714</text:p>
          </table:table-cell>
          <table:table-cell office:value-type="float" office:value="0.206574214850649" calcext:value-type="float">
            <text:p>0.206574214850649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01TWP0.001NT100 1CV 0keywordsDevTrueAVG.csv</text:p>
          </table:table-cell>
          <table:table-cell office:value-type="float" office:value="0.595" calcext:value-type="float">
            <text:p>0.595</text:p>
          </table:table-cell>
          <table:table-cell office:value-type="float" office:value="0.224138036553544" calcext:value-type="float">
            <text:p>0.224138036553544</text:p>
          </table:table-cell>
          <table:table-cell office:value-type="float" office:value="0.725714285714286" calcext:value-type="float">
            <text:p>0.725714285714286</text:p>
          </table:table-cell>
          <table:table-cell office:value-type="float" office:value="0.185772045321411" calcext:value-type="float">
            <text:p>0.185772045321411</text:p>
          </table:table-cell>
          <table:table-cell office:value-type="float" office:value="0.729285714285714" calcext:value-type="float">
            <text:p>0.729285714285714</text:p>
          </table:table-cell>
          <table:table-cell office:value-type="float" office:value="0.195627553527317" calcext:value-type="float">
            <text:p>0.195627553527317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3 Rating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ACC D1</text:p>
          </table:table-cell>
          <table:table-cell office:value-type="string" calcext:value-type="string">
            <text:p>F1 D1</text:p>
          </table:table-cell>
          <table:table-cell office:value-type="string" calcext:value-type="string">
            <text:p>ACC D3</text:p>
          </table:table-cell>
          <table:table-cell office:value-type="string" calcext:value-type="string">
            <text:p>F1 D3</text:p>
          </table:table-cell>
          <table:table-cell office:value-type="string" calcext:value-type="string">
            <text:p>ACC DN</text:p>
          </table:table-cell>
          <table:table-cell office:value-type="string" calcext:value-type="string">
            <text:p>F1 D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FT MDS</text:p>
          </table:table-cell>
          <table:table-cell office:value-type="string" calcext:value-type="string">
            <text:p>mds-nodupe100CV1S0 SFT0 allL010010 LR kappa KMeans CA200 MC1 MS0.4 ATS500 DS400FT BOCFi NT[100]tanh300V1.23 ratings.csv</text:p>
          </table:table-cell>
          <table:table-cell office:value-type="float" office:value="0.630405154255978" calcext:value-type="float">
            <text:p>0.630405154255978</text:p>
          </table:table-cell>
          <table:table-cell office:value-type="float" office:value="0.473835918914357" calcext:value-type="float">
            <text:p>0.473835918914357</text:p>
          </table:table-cell>
          <table:table-cell office:value-type="float" office:value="0.71593771940693" calcext:value-type="float">
            <text:p>0.71593771940693</text:p>
          </table:table-cell>
          <table:table-cell office:value-type="float" office:value="0.507291731837665" calcext:value-type="float">
            <text:p>0.507291731837665</text:p>
          </table:table-cell>
          <table:table-cell office:value-type="float" office:value="0.773303597241151" calcext:value-type="float">
            <text:p>0.773303597241151</text:p>
          </table:table-cell>
          <table:table-cell office:value-type="float" office:value="0.446538288478664" calcext:value-type="float">
            <text:p>0.4465382884786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non-FT MDS</text:p>
          </table:table-cell>
          <table:table-cell office:value-type="string" calcext:value-type="string">
            <text:p>mds-nodupe100CV1S0 SFT0 allL010010 LR kappa KMeans CA200 MC1 MS0.4 ATS1000 DS400 ratings.csv</text:p>
          </table:table-cell>
          <table:table-cell office:value-type="float" office:value="0.644715111478117" calcext:value-type="float">
            <text:p>0.644715111478117</text:p>
          </table:table-cell>
          <table:table-cell office:value-type="float" office:value="0.438786427291618" calcext:value-type="float">
            <text:p>0.438786427291618</text:p>
          </table:table-cell>
          <table:table-cell office:value-type="float" office:value="0.667217175887696" calcext:value-type="float">
            <text:p>0.667217175887696</text:p>
          </table:table-cell>
          <table:table-cell office:value-type="float" office:value="0.488309452722568" calcext:value-type="float">
            <text:p>0.488309452722568</text:p>
          </table:table-cell>
          <table:table-cell office:value-type="float" office:value="0.770334434351775" calcext:value-type="float">
            <text:p>0.770334434351775</text:p>
          </table:table-cell>
          <table:table-cell office:value-type="float" office:value="0.437819733753598" calcext:value-type="float">
            <text:p>0.4378197337535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200 MC1 MS0.4 ATS1000 DS400 tdevFT BOCFi NT[200]tanh300V1.23 ratings.csv</text:p>
          </table:table-cell>
          <table:table-cell office:value-type="float" office:value="0.610342691990091" calcext:value-type="float">
            <text:p>0.610342691990091</text:p>
          </table:table-cell>
          <table:table-cell office:value-type="float" office:value="0.451477293070185" calcext:value-type="float">
            <text:p>0.451477293070185</text:p>
          </table:table-cell>
          <table:table-cell office:value-type="float" office:value="0.677642444260941" calcext:value-type="float">
            <text:p>0.677642444260941</text:p>
          </table:table-cell>
          <table:table-cell office:value-type="float" office:value="0.469980072221164" calcext:value-type="float">
            <text:p>0.469980072221164</text:p>
          </table:table-cell>
          <table:table-cell office:value-type="float" office:value="0.734413707679604" calcext:value-type="float">
            <text:p>0.734413707679604</text:p>
          </table:table-cell>
          <table:table-cell office:value-type="float" office:value="0.360382303443438" calcext:value-type="float">
            <text:p>0.3603823034434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400 MC1 MS0.4 ATS1000 DS800 tdev ratings.csv</text:p>
          </table:table-cell>
          <table:table-cell office:value-type="float" office:value="0.626857968620974" calcext:value-type="float">
            <text:p>0.626857968620974</text:p>
          </table:table-cell>
          <table:table-cell office:value-type="float" office:value="0.424834987083396" calcext:value-type="float">
            <text:p>0.424834987083396</text:p>
          </table:table-cell>
          <table:table-cell office:value-type="float" office:value="0.64719240297275" calcext:value-type="float">
            <text:p>0.64719240297275</text:p>
          </table:table-cell>
          <table:table-cell office:value-type="float" office:value="0.463964990287698" calcext:value-type="float">
            <text:p>0.463964990287698</text:p>
          </table:table-cell>
          <table:table-cell office:value-type="float" office:value="0.755780346820809" calcext:value-type="float">
            <text:p>0.755780346820809</text:p>
          </table:table-cell>
          <table:table-cell office:value-type="float" office:value="0.424147277928651" calcext:value-type="float">
            <text:p>0.4241472779286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pic models</text:p>
          </table:table-cell>
          <table:table-cell office:value-type="string" calcext:value-type="string">
            <text:p>class-all-100-10-all-nodupe.npzDTP0.001TWP0.01NT200 1CV 0ratingsDevTrueAVG.csv</text:p>
          </table:table-cell>
          <table:table-cell office:value-type="float" office:value="0.579789430222956" calcext:value-type="float">
            <text:p>0.579789430222956</text:p>
          </table:table-cell>
          <table:table-cell office:value-type="float" office:value="0.453372304168846" calcext:value-type="float">
            <text:p>0.453372304168846</text:p>
          </table:table-cell>
          <table:table-cell office:value-type="float" office:value="0.629025598678778" calcext:value-type="float">
            <text:p>0.629025598678778</text:p>
          </table:table-cell>
          <table:table-cell office:value-type="float" office:value="0.484913517436139" calcext:value-type="float">
            <text:p>0.484913517436139</text:p>
          </table:table-cell>
          <table:table-cell office:value-type="float" office:value="0.745871180842279" calcext:value-type="float">
            <text:p>0.745871180842279</text:p>
          </table:table-cell>
          <table:table-cell office:value-type="float" office:value="0.391276627478273" calcext:value-type="float">
            <text:p>0.39127662747827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1 Rating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500 DS800FT BOCFi NT[200]tanh300V1.23 ratings.csv</text:p>
          </table:table-cell>
          <table:table-cell office:value-type="float" office:value="0.631606110652353" calcext:value-type="float">
            <text:p>0.631606110652353</text:p>
          </table:table-cell>
          <table:table-cell office:value-type="float" office:value="0.494238005624241" calcext:value-type="float">
            <text:p>0.494238005624241</text:p>
          </table:table-cell>
          <table:table-cell office:value-type="float" office:value="0.686209744013212" calcext:value-type="float">
            <text:p>0.686209744013212</text:p>
          </table:table-cell>
          <table:table-cell office:value-type="float" office:value="0.490505065250554" calcext:value-type="float">
            <text:p>0.490505065250554</text:p>
          </table:table-cell>
          <table:table-cell office:value-type="float" office:value="0.766515276630884" calcext:value-type="float">
            <text:p>0.766515276630884</text:p>
          </table:table-cell>
          <table:table-cell office:value-type="float" office:value="0.440082828077574" calcext:value-type="float">
            <text:p>0.440082828077574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2000 DS800 ratings.csv</text:p>
          </table:table-cell>
          <table:table-cell office:value-type="float" office:value="0.620664739884393" calcext:value-type="float">
            <text:p>0.620664739884393</text:p>
          </table:table-cell>
          <table:table-cell office:value-type="float" office:value="0.464977939291084" calcext:value-type="float">
            <text:p>0.464977939291084</text:p>
          </table:table-cell>
          <table:table-cell office:value-type="float" office:value="0.654624277456647" calcext:value-type="float">
            <text:p>0.654624277456647</text:p>
          </table:table-cell>
          <table:table-cell office:value-type="float" office:value="0.473845793290842" calcext:value-type="float">
            <text:p>0.473845793290842</text:p>
          </table:table-cell>
          <table:table-cell office:value-type="float" office:value="0.763831544178365" calcext:value-type="float">
            <text:p>0.763831544178365</text:p>
          </table:table-cell>
          <table:table-cell office:value-type="float" office:value="0.429502084503591" calcext:value-type="float">
            <text:p>0.429502084503591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 tdevFT BOCFi NT[200]tanh300V1.23 ratings.csv</text:p>
          </table:table-cell>
          <table:table-cell office:value-type="float" office:value="0.616845582163501" calcext:value-type="float">
            <text:p>0.616845582163501</text:p>
          </table:table-cell>
          <table:table-cell office:value-type="float" office:value="0.451983019218133" calcext:value-type="float">
            <text:p>0.451983019218133</text:p>
          </table:table-cell>
          <table:table-cell office:value-type="float" office:value="0.64925681255161" calcext:value-type="float">
            <text:p>0.64925681255161</text:p>
          </table:table-cell>
          <table:table-cell office:value-type="float" office:value="0.465018107502536" calcext:value-type="float">
            <text:p>0.465018107502536</text:p>
          </table:table-cell>
          <table:table-cell office:value-type="float" office:value="0.748245251857969" calcext:value-type="float">
            <text:p>0.748245251857969</text:p>
          </table:table-cell>
          <table:table-cell office:value-type="float" office:value="0.398902959454012" calcext:value-type="float">
            <text:p>0.398902959454012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400 MC1 MS0.4 ATS500 DS800 tdev ratings.csv</text:p>
          </table:table-cell>
          <table:table-cell office:value-type="float" office:value="0.665462427745665" calcext:value-type="float">
            <text:p>0.665462427745665</text:p>
          </table:table-cell>
          <table:table-cell office:value-type="float" office:value="0.437953770378641" calcext:value-type="float">
            <text:p>0.437953770378641</text:p>
          </table:table-cell>
          <table:table-cell office:value-type="float" office:value="0.656998348472337" calcext:value-type="float">
            <text:p>0.656998348472337</text:p>
          </table:table-cell>
          <table:table-cell office:value-type="float" office:value="0.459086679611377" calcext:value-type="float">
            <text:p>0.459086679611377</text:p>
          </table:table-cell>
          <table:table-cell office:value-type="float" office:value="0.743187448389761" calcext:value-type="float">
            <text:p>0.743187448389761</text:p>
          </table:table-cell>
          <table:table-cell office:value-type="float" office:value="0.396286718346856" calcext:value-type="float">
            <text:p>0.39628671834685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1TWP0.01NT200 1CV 0ratingsDevTrueAVG.csv</text:p>
          </table:table-cell>
          <table:table-cell office:value-type="float" office:value="0.605594549958712" calcext:value-type="float">
            <text:p>0.605594549958712</text:p>
          </table:table-cell>
          <table:table-cell office:value-type="float" office:value="0.48827067859735" calcext:value-type="float">
            <text:p>0.48827067859735</text:p>
          </table:table-cell>
          <table:table-cell office:value-type="float" office:value="0.619322873658134" calcext:value-type="float">
            <text:p>0.619322873658134</text:p>
          </table:table-cell>
          <table:table-cell office:value-type="float" office:value="0.476213580495539" calcext:value-type="float">
            <text:p>0.476213580495539</text:p>
          </table:table-cell>
          <table:table-cell office:value-type="float" office:value="0.750928984310487" calcext:value-type="float">
            <text:p>0.750928984310487</text:p>
          </table:table-cell>
          <table:table-cell office:value-type="float" office:value="0.403471934527378" calcext:value-type="float">
            <text:p>0.40347193452737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N Rating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1000 DS800FT BOCFi NT[200]tanh300V1.23 ratings.csv</text:p>
          </table:table-cell>
          <table:table-cell office:value-type="float" office:value="0.614368290668869" calcext:value-type="float">
            <text:p>0.614368290668869</text:p>
          </table:table-cell>
          <table:table-cell office:value-type="float" office:value="0.475097893567072" calcext:value-type="float">
            <text:p>0.475097893567072</text:p>
          </table:table-cell>
          <table:table-cell office:value-type="float" office:value="0.701589595375723" calcext:value-type="float">
            <text:p>0.701589595375723</text:p>
          </table:table-cell>
          <table:table-cell office:value-type="float" office:value="0.484883464705725" calcext:value-type="float">
            <text:p>0.484883464705725</text:p>
          </table:table-cell>
          <table:table-cell office:value-type="float" office:value="0.76672171758877" calcext:value-type="float">
            <text:p>0.76672171758877</text:p>
          </table:table-cell>
          <table:table-cell office:value-type="float" office:value="0.455329600060874" calcext:value-type="float">
            <text:p>0.455329600060874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kappa KMeans CA400 MC1 MS0.4 ATS1000 DS800 ratings.csv</text:p>
          </table:table-cell>
          <table:table-cell office:value-type="float" office:value="0.638212221304707" calcext:value-type="float">
            <text:p>0.638212221304707</text:p>
          </table:table-cell>
          <table:table-cell office:value-type="float" office:value="0.459164289806619" calcext:value-type="float">
            <text:p>0.459164289806619</text:p>
          </table:table-cell>
          <table:table-cell office:value-type="float" office:value="0.701589595375723" calcext:value-type="float">
            <text:p>0.701589595375723</text:p>
          </table:table-cell>
          <table:table-cell office:value-type="float" office:value="0.48768115579383" calcext:value-type="float">
            <text:p>0.48768115579383</text:p>
          </table:table-cell>
          <table:table-cell office:value-type="float" office:value="0.773534269199009" calcext:value-type="float">
            <text:p>0.773534269199009</text:p>
          </table:table-cell>
          <table:table-cell office:value-type="float" office:value="0.458560256141727" calcext:value-type="float">
            <text:p>0.45856025614172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 tdevFT BOCFi NT[200]tanh300V1.23 ratings.csv</text:p>
          </table:table-cell>
          <table:table-cell office:value-type="float" office:value="0.616845582163501" calcext:value-type="float">
            <text:p>0.616845582163501</text:p>
          </table:table-cell>
          <table:table-cell office:value-type="float" office:value="0.451983019218133" calcext:value-type="float">
            <text:p>0.451983019218133</text:p>
          </table:table-cell>
          <table:table-cell office:value-type="float" office:value="0.64925681255161" calcext:value-type="float">
            <text:p>0.64925681255161</text:p>
          </table:table-cell>
          <table:table-cell office:value-type="float" office:value="0.465018107502536" calcext:value-type="float">
            <text:p>0.465018107502536</text:p>
          </table:table-cell>
          <table:table-cell office:value-type="float" office:value="0.748245251857969" calcext:value-type="float">
            <text:p>0.748245251857969</text:p>
          </table:table-cell>
          <table:table-cell office:value-type="float" office:value="0.398902959454012" calcext:value-type="float">
            <text:p>0.398902959454012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400 MC1 MS0.4 ATS1000 DS800 tdev ratings.csv</text:p>
          </table:table-cell>
          <table:table-cell office:value-type="float" office:value="0.626857968620974" calcext:value-type="float">
            <text:p>0.626857968620974</text:p>
          </table:table-cell>
          <table:table-cell office:value-type="float" office:value="0.424834987083396" calcext:value-type="float">
            <text:p>0.424834987083396</text:p>
          </table:table-cell>
          <table:table-cell office:value-type="float" office:value="0.64719240297275" calcext:value-type="float">
            <text:p>0.64719240297275</text:p>
          </table:table-cell>
          <table:table-cell office:value-type="float" office:value="0.463964990287698" calcext:value-type="float">
            <text:p>0.463964990287698</text:p>
          </table:table-cell>
          <table:table-cell office:value-type="float" office:value="0.755780346820809" calcext:value-type="float">
            <text:p>0.755780346820809</text:p>
          </table:table-cell>
          <table:table-cell office:value-type="float" office:value="0.424147277928651" calcext:value-type="float">
            <text:p>0.424147277928651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01TWP0.01NT400 1CV 0ratingsDevTrueAVG.csv</text:p>
          </table:table-cell>
          <table:table-cell office:value-type="float" office:value="0.671139554087531" calcext:value-type="float">
            <text:p>0.671139554087531</text:p>
          </table:table-cell>
          <table:table-cell office:value-type="float" office:value="0.47504875524313" calcext:value-type="float">
            <text:p>0.47504875524313</text:p>
          </table:table-cell>
          <table:table-cell office:value-type="float" office:value="0.600020644095789" calcext:value-type="float">
            <text:p>0.600020644095789</text:p>
          </table:table-cell>
          <table:table-cell office:value-type="float" office:value="0.453802481609253" calcext:value-type="float">
            <text:p>0.453802481609253</text:p>
          </table:table-cell>
          <table:table-cell office:value-type="float" office:value="0.752890173410405" calcext:value-type="float">
            <text:p>0.752890173410405</text:p>
          </table:table-cell>
          <table:table-cell office:value-type="float" office:value="0.405645974518619" calcext:value-type="float">
            <text:p>0.405645974518619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1" table:number-columns-repeated="7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2">
          <table:table-cell office:value-type="string" calcext:value-type="string">
            <text:p>Best Selected Dev Tuned Parameters</text:p>
          </table:table-cell>
          <table:table-cell table:number-columns-repeated="7"/>
          <table:table-cell table:style-name="ce1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D3 Genre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ACC D1</text:p>
          </table:table-cell>
          <table:table-cell office:value-type="string" calcext:value-type="string">
            <text:p>F1 D1</text:p>
          </table:table-cell>
          <table:table-cell office:value-type="string" calcext:value-type="string">
            <text:p>ACC D3</text:p>
          </table:table-cell>
          <table:table-cell office:value-type="string" calcext:value-type="string">
            <text:p>F1 D3</text:p>
          </table:table-cell>
          <table:table-cell office:value-type="string" calcext:value-type="string">
            <text:p>ACC DN</text:p>
          </table:table-cell>
          <table:table-cell office:value-type="string" calcext:value-type="string">
            <text:p>F1 DN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1000 DS800FT BOCFi NT[200]tanh300V1.23 genres.csv</text:p>
          </table:table-cell>
          <table:table-cell office:value-type="float" office:value="0.846305280835977" calcext:value-type="float">
            <text:p>0.846305280835977</text:p>
          </table:table-cell>
          <table:table-cell office:value-type="float" office:value="0.562726644334149" calcext:value-type="float">
            <text:p>0.562726644334149</text:p>
          </table:table-cell>
          <table:table-cell office:value-type="float" office:value="0.84382347452883" calcext:value-type="float">
            <text:p>0.84382347452883</text:p>
          </table:table-cell>
          <table:table-cell office:value-type="float" office:value="0.55933562900247" calcext:value-type="float">
            <text:p>0.55933562900247</text:p>
          </table:table-cell>
          <table:table-cell office:value-type="float" office:value="0.908788953162904" calcext:value-type="float">
            <text:p>0.908788953162904</text:p>
          </table:table-cell>
          <table:table-cell office:value-type="float" office:value="0.507763493328273" calcext:value-type="float">
            <text:p>0.507763493328273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500 DS800 genres.csv</text:p>
          </table:table-cell>
          <table:table-cell office:value-type="float" office:value="0.748096659824594" calcext:value-type="float">
            <text:p>0.748096659824594</text:p>
          </table:table-cell>
          <table:table-cell office:value-type="float" office:value="0.395314613840047" calcext:value-type="float">
            <text:p>0.395314613840047</text:p>
          </table:table-cell>
          <table:table-cell office:value-type="float" office:value="0.831358462399701" calcext:value-type="float">
            <text:p>0.831358462399701</text:p>
          </table:table-cell>
          <table:table-cell office:value-type="float" office:value="0.492926879703285" calcext:value-type="float">
            <text:p>0.492926879703285</text:p>
          </table:table-cell>
          <table:table-cell office:value-type="float" office:value="0.903601418175033" calcext:value-type="float">
            <text:p>0.903601418175033</text:p>
          </table:table-cell>
          <table:table-cell office:value-type="float" office:value="0.503498166704634" calcext:value-type="float">
            <text:p>0.503498166704634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FT BOCFi NT[200]tanh300V1.23 genres.csv</text:p>
          </table:table-cell>
          <table:table-cell office:value-type="float" office:value="0.749468184362754" calcext:value-type="float">
            <text:p>0.749468184362754</text:p>
          </table:table-cell>
          <table:table-cell office:value-type="float" office:value="0.420880993746013" calcext:value-type="float">
            <text:p>0.420880993746013</text:p>
          </table:table-cell>
          <table:table-cell office:value-type="float" office:value="0.774491509610002" calcext:value-type="float">
            <text:p>0.774491509610002</text:p>
          </table:table-cell>
          <table:table-cell office:value-type="float" office:value="0.418586046922284" calcext:value-type="float">
            <text:p>0.418586046922284</text:p>
          </table:table-cell>
          <table:table-cell office:value-type="float" office:value="0.882608695652174" calcext:value-type="float">
            <text:p>0.882608695652174</text:p>
          </table:table-cell>
          <table:table-cell office:value-type="float" office:value="0.353981518535631" calcext:value-type="float">
            <text:p>0.353981518535631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400 MC1 MS0.4 ATS2000 DS800 genres.csv</text:p>
          </table:table-cell>
          <table:table-cell office:value-type="float" office:value="0.66931330472103" calcext:value-type="float">
            <text:p>0.66931330472103</text:p>
          </table:table-cell>
          <table:table-cell office:value-type="float" office:value="0.341380706241123" calcext:value-type="float">
            <text:p>0.341380706241123</text:p>
          </table:table-cell>
          <table:table-cell office:value-type="float" office:value="0.810720283635006" calcext:value-type="float">
            <text:p>0.810720283635006</text:p>
          </table:table-cell>
          <table:table-cell office:value-type="float" office:value="0.438878852467528" calcext:value-type="float">
            <text:p>0.438878852467528</text:p>
          </table:table-cell>
          <table:table-cell office:value-type="float" office:value="0.893776824034335" calcext:value-type="float">
            <text:p>0.893776824034335</text:p>
          </table:table-cell>
          <table:table-cell office:value-type="float" office:value="0.451059341183328" calcext:value-type="float">
            <text:p>0.451059341183328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topic models</text:p>
          </table:table-cell>
          <table:table-cell office:value-type="string" calcext:value-type="string">
            <text:p>class-all-100-10-all-nodupe.npzDTP0.001TWP0.1NT100 1CV 0genresDevFalseAVG.csv</text:p>
          </table:table-cell>
          <table:table-cell office:value-type="float" office:value="0.858798283261802" calcext:value-type="float">
            <text:p>0.858798283261802</text:p>
          </table:table-cell>
          <table:table-cell office:value-type="float" office:value="0.500417010985845" calcext:value-type="float">
            <text:p>0.500417010985845</text:p>
          </table:table-cell>
          <table:table-cell office:value-type="float" office:value="0.833970890091435" calcext:value-type="float">
            <text:p>0.833970890091435</text:p>
          </table:table-cell>
          <table:table-cell office:value-type="float" office:value="0.510072773399527" calcext:value-type="float">
            <text:p>0.510072773399527</text:p>
          </table:table-cell>
          <table:table-cell office:value-type="float" office:value="0.899094980406792" calcext:value-type="float">
            <text:p>0.899094980406792</text:p>
          </table:table-cell>
          <table:table-cell office:value-type="float" office:value="0.453532225327642" calcext:value-type="float">
            <text:p>0.453532225327642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ce1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D1 Genr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500 DS800FT BOCFi NT[200]tanh300V1.23 genres.csv</text:p>
          </table:table-cell>
          <table:table-cell office:value-type="float" office:value="0.866094420600859" calcext:value-type="float">
            <text:p>0.866094420600859</text:p>
          </table:table-cell>
          <table:table-cell office:value-type="float" office:value="0.566733181359565" calcext:value-type="float">
            <text:p>0.566733181359565</text:p>
          </table:table-cell>
          <table:table-cell office:value-type="float" office:value="0.851427505131554" calcext:value-type="float">
            <text:p>0.851427505131554</text:p>
          </table:table-cell>
          <table:table-cell office:value-type="float" office:value="0.548594491694784" calcext:value-type="float">
            <text:p>0.548594491694784</text:p>
          </table:table-cell>
          <table:table-cell office:value-type="float" office:value="0.909488710580332" calcext:value-type="float">
            <text:p>0.909488710580332</text:p>
          </table:table-cell>
          <table:table-cell office:value-type="float" office:value="0.50443175901626" calcext:value-type="float">
            <text:p>0.50443175901626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500 DS800 genres.csv</text:p>
          </table:table-cell>
          <table:table-cell office:value-type="float" office:value="0.748096659824594" calcext:value-type="float">
            <text:p>0.748096659824594</text:p>
          </table:table-cell>
          <table:table-cell office:value-type="float" office:value="0.395314613840047" calcext:value-type="float">
            <text:p>0.395314613840047</text:p>
          </table:table-cell>
          <table:table-cell office:value-type="float" office:value="0.831358462399701" calcext:value-type="float">
            <text:p>0.831358462399701</text:p>
          </table:table-cell>
          <table:table-cell office:value-type="float" office:value="0.492926879703285" calcext:value-type="float">
            <text:p>0.492926879703285</text:p>
          </table:table-cell>
          <table:table-cell office:value-type="float" office:value="0.903601418175033" calcext:value-type="float">
            <text:p>0.903601418175033</text:p>
          </table:table-cell>
          <table:table-cell office:value-type="float" office:value="0.503498166704634" calcext:value-type="float">
            <text:p>0.503498166704634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 tdevFT BOCFi NT[200]tanh300V1.23 genres.csv</text:p>
          </table:table-cell>
          <table:table-cell office:value-type="float" office:value="0.749468184362754" calcext:value-type="float">
            <text:p>0.749468184362754</text:p>
          </table:table-cell>
          <table:table-cell office:value-type="float" office:value="0.420880993746013" calcext:value-type="float">
            <text:p>0.420880993746013</text:p>
          </table:table-cell>
          <table:table-cell office:value-type="float" office:value="0.774491509610002" calcext:value-type="float">
            <text:p>0.774491509610002</text:p>
          </table:table-cell>
          <table:table-cell office:value-type="float" office:value="0.418586046922284" calcext:value-type="float">
            <text:p>0.418586046922284</text:p>
          </table:table-cell>
          <table:table-cell office:value-type="float" office:value="0.882608695652174" calcext:value-type="float">
            <text:p>0.882608695652174</text:p>
          </table:table-cell>
          <table:table-cell office:value-type="float" office:value="0.353981518535631" calcext:value-type="float">
            <text:p>0.353981518535631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200 MC1 MS0.4 ATS500 DS400 genres.csv</text:p>
          </table:table-cell>
          <table:table-cell office:value-type="float" office:value="0.695801455495428" calcext:value-type="float">
            <text:p>0.695801455495428</text:p>
          </table:table-cell>
          <table:table-cell office:value-type="float" office:value="0.346448581636905" calcext:value-type="float">
            <text:p>0.346448581636905</text:p>
          </table:table-cell>
          <table:table-cell office:value-type="float" office:value="0.765767867139392" calcext:value-type="float">
            <text:p>0.765767867139392</text:p>
          </table:table-cell>
          <table:table-cell office:value-type="float" office:value="0.410260482054489" calcext:value-type="float">
            <text:p>0.410260482054489</text:p>
          </table:table-cell>
          <table:table-cell office:value-type="float" office:value="0.889914163090129" calcext:value-type="float">
            <text:p>0.889914163090129</text:p>
          </table:table-cell>
          <table:table-cell office:value-type="float" office:value="0.436219463876903" calcext:value-type="float">
            <text:p>0.436219463876903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1TWP0.001NT200 1CV 0genresDevFalseAVG.csv</text:p>
          </table:table-cell>
          <table:table-cell office:value-type="float" office:value="0.869789139764881" calcext:value-type="float">
            <text:p>0.869789139764881</text:p>
          </table:table-cell>
          <table:table-cell office:value-type="float" office:value="0.515999696648075" calcext:value-type="float">
            <text:p>0.515999696648075</text:p>
          </table:table-cell>
          <table:table-cell office:value-type="float" office:value="0.857286807240157" calcext:value-type="float">
            <text:p>0.857286807240157</text:p>
          </table:table-cell>
          <table:table-cell office:value-type="float" office:value="0.517621333498124" calcext:value-type="float">
            <text:p>0.517621333498124</text:p>
          </table:table-cell>
          <table:table-cell office:value-type="float" office:value="0.896118678857996" calcext:value-type="float">
            <text:p>0.896118678857996</text:p>
          </table:table-cell>
          <table:table-cell office:value-type="float" office:value="0.434974934153855" calcext:value-type="float">
            <text:p>0.434974934153855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ce1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DN Genres</text:p>
          </table:table-cell>
          <table:table-cell table:number-columns-repeated="7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2000 DS800FT BOCFi NT[200]tanh300V1.23 genres.csv</text:p>
          </table:table-cell>
          <table:table-cell office:value-type="float" office:value="0.845484232132861" calcext:value-type="float">
            <text:p>0.845484232132861</text:p>
          </table:table-cell>
          <table:table-cell office:value-type="float" office:value="0.549369983225531" calcext:value-type="float">
            <text:p>0.549369983225531</text:p>
          </table:table-cell>
          <table:table-cell office:value-type="float" office:value="0.857977234558686" calcext:value-type="float">
            <text:p>0.857977234558686</text:p>
          </table:table-cell>
          <table:table-cell office:value-type="float" office:value="0.543940640218995" calcext:value-type="float">
            <text:p>0.543940640218995</text:p>
          </table:table-cell>
          <table:table-cell office:value-type="float" office:value="0.909619331964919" calcext:value-type="float">
            <text:p>0.909619331964919</text:p>
          </table:table-cell>
          <table:table-cell office:value-type="float" office:value="0.512547841108329" calcext:value-type="float">
            <text:p>0.512547841108329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200 MC1 MS0.4 ATS500 DS400 genres.csv</text:p>
          </table:table-cell>
          <table:table-cell office:value-type="float" office:value="0.734456055234186" calcext:value-type="float">
            <text:p>0.734456055234186</text:p>
          </table:table-cell>
          <table:table-cell office:value-type="float" office:value="0.373399713445892" calcext:value-type="float">
            <text:p>0.373399713445892</text:p>
          </table:table-cell>
          <table:table-cell office:value-type="float" office:value="0.825937674939354" calcext:value-type="float">
            <text:p>0.825937674939354</text:p>
          </table:table-cell>
          <table:table-cell office:value-type="float" office:value="0.475636627706872" calcext:value-type="float">
            <text:p>0.475636627706872</text:p>
          </table:table-cell>
          <table:table-cell office:value-type="float" office:value="0.904086583317783" calcext:value-type="float">
            <text:p>0.904086583317783</text:p>
          </table:table-cell>
          <table:table-cell office:value-type="float" office:value="0.518084791802206" calcext:value-type="float">
            <text:p>0.51808479180220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acc KMeans CA400 MC1 MS0.4 ATS2000 DS800FT BOCFi NT[200]tanh300V1.23 genres.csv</text:p>
          </table:table-cell>
          <table:table-cell office:value-type="float" office:value="0.683289792871804" calcext:value-type="float">
            <text:p>0.683289792871804</text:p>
          </table:table-cell>
          <table:table-cell office:value-type="float" office:value="0.364568848211841" calcext:value-type="float">
            <text:p>0.364568848211841</text:p>
          </table:table-cell>
          <table:table-cell office:value-type="float" office:value="0.752183243142377" calcext:value-type="float">
            <text:p>0.752183243142377</text:p>
          </table:table-cell>
          <table:table-cell office:value-type="float" office:value="0.381262583962947" calcext:value-type="float">
            <text:p>0.381262583962947</text:p>
          </table:table-cell>
          <table:table-cell office:value-type="float" office:value="0.883420414256391" calcext:value-type="float">
            <text:p>0.883420414256391</text:p>
          </table:table-cell>
          <table:table-cell office:value-type="float" office:value="0.391773787897868" calcext:value-type="float">
            <text:p>0.391773787897868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200 MC1 MS0.4 ATS1000 DS400 genres.csv</text:p>
          </table:table-cell>
          <table:table-cell office:value-type="float" office:value="0.692265348012689" calcext:value-type="float">
            <text:p>0.692265348012689</text:p>
          </table:table-cell>
          <table:table-cell office:value-type="float" office:value="0.340174995002445" calcext:value-type="float">
            <text:p>0.340174995002445</text:p>
          </table:table-cell>
          <table:table-cell office:value-type="float" office:value="0.795344280649375" calcext:value-type="float">
            <text:p>0.795344280649375</text:p>
          </table:table-cell>
          <table:table-cell office:value-type="float" office:value="0.430098575593873" calcext:value-type="float">
            <text:p>0.430098575593873</text:p>
          </table:table-cell>
          <table:table-cell office:value-type="float" office:value="0.890735211793245" calcext:value-type="float">
            <text:p>0.890735211793245</text:p>
          </table:table-cell>
          <table:table-cell office:value-type="float" office:value="0.430087274242518" calcext:value-type="float">
            <text:p>0.430087274242518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01TWP0.1NT200 1CV 0genresDevFalseAVG.csv</text:p>
          </table:table-cell>
          <table:table-cell office:value-type="float" office:value="0.82588169434596" calcext:value-type="float">
            <text:p>0.82588169434596</text:p>
          </table:table-cell>
          <table:table-cell office:value-type="float" office:value="0.520220418953147" calcext:value-type="float">
            <text:p>0.520220418953147</text:p>
          </table:table-cell>
          <table:table-cell office:value-type="float" office:value="0.841313677924986" calcext:value-type="float">
            <text:p>0.841313677924986</text:p>
          </table:table-cell>
          <table:table-cell office:value-type="float" office:value="0.497631951384903" calcext:value-type="float">
            <text:p>0.497631951384903</text:p>
          </table:table-cell>
          <table:table-cell office:value-type="float" office:value="0.896790445978727" calcext:value-type="float">
            <text:p>0.896790445978727</text:p>
          </table:table-cell>
          <table:table-cell office:value-type="float" office:value="0.448880280228991" calcext:value-type="float">
            <text:p>0.448880280228991</text:p>
          </table:table-cell>
          <table:table-cell table:style-name="ce1" table:number-columns-repeated="3"/>
          <table:table-cell table:number-columns-repeated="1013"/>
        </table:table-row>
        <table:table-row table:style-name="ro2" table:number-rows-repeated="2">
          <table:table-cell/>
          <table:table-cell table:style-name="ce1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3 Keywords</text:p>
          </table:table-cell>
          <table:table-cell office:value-type="string" calcext:value-type="string">
            <text:p>PARAM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500 DS800FT BOCFi NT[200]tanh300V1.23 keywords.csv</text:p>
          </table:table-cell>
          <table:table-cell office:value-type="float" office:value="0.625781115879828" calcext:value-type="float">
            <text:p>0.625781115879828</text:p>
          </table:table-cell>
          <table:table-cell office:value-type="float" office:value="0.327190071078145" calcext:value-type="float">
            <text:p>0.327190071078145</text:p>
          </table:table-cell>
          <table:table-cell office:value-type="float" office:value="0.630214592274678" calcext:value-type="float">
            <text:p>0.630214592274678</text:p>
          </table:table-cell>
          <table:table-cell office:value-type="float" office:value="0.330031364119638" calcext:value-type="float">
            <text:p>0.330031364119638</text:p>
          </table:table-cell>
          <table:table-cell office:value-type="float" office:value="0.825394849785408" calcext:value-type="float">
            <text:p>0.825394849785408</text:p>
          </table:table-cell>
          <table:table-cell office:value-type="float" office:value="0.236398985089889" calcext:value-type="float">
            <text:p>0.2363989850898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non-FT MDS</text:p>
          </table:table-cell>
          <table:table-cell office:value-type="string" calcext:value-type="string">
            <text:p>mds-nodupeCV1S0 SFT0 allL010010 LR kappa KMeans CA400 MC1 MS0.4 ATS1000 DS800 keywords.csv</text:p>
          </table:table-cell>
          <table:table-cell office:value-type="float" office:value="0.521510729613734" calcext:value-type="float">
            <text:p>0.521510729613734</text:p>
          </table:table-cell>
          <table:table-cell office:value-type="float" office:value="0.290134412713104" calcext:value-type="float">
            <text:p>0.290134412713104</text:p>
          </table:table-cell>
          <table:table-cell office:value-type="float" office:value="0.595218884120172" calcext:value-type="float">
            <text:p>0.595218884120172</text:p>
          </table:table-cell>
          <table:table-cell office:value-type="float" office:value="0.322750509874621" calcext:value-type="float">
            <text:p>0.322750509874621</text:p>
          </table:table-cell>
          <table:table-cell office:value-type="float" office:value="0.82419313304721" calcext:value-type="float">
            <text:p>0.82419313304721</text:p>
          </table:table-cell>
          <table:table-cell office:value-type="float" office:value="0.23855088770247" calcext:value-type="float">
            <text:p>0.238550887702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FT WV</text:p>
          </table:table-cell>
          <table:table-cell office:value-type="string" calcext:value-type="string">
            <text:p>wvFIXED50CV1S0 SFT0 allL010010 LR acc KMeans CA100 MC1 MS0.4 ATS1000 DS200FT BOCFi NT[50]tanh300V1.23 keywords.csv</text:p>
          </table:table-cell>
          <table:table-cell office:value-type="float" office:value="0.469705882352941" calcext:value-type="float">
            <text:p>0.469705882352941</text:p>
          </table:table-cell>
          <table:table-cell office:value-type="float" office:value="0.2513100540702" calcext:value-type="float">
            <text:p>0.2513100540702</text:p>
          </table:table-cell>
          <table:table-cell office:value-type="float" office:value="0.603529411764706" calcext:value-type="float">
            <text:p>0.603529411764706</text:p>
          </table:table-cell>
          <table:table-cell office:value-type="float" office:value="0.246869123457021" calcext:value-type="float">
            <text:p>0.246869123457021</text:p>
          </table:table-cell>
          <table:table-cell office:value-type="float" office:value="0.722352941176471" calcext:value-type="float">
            <text:p>0.722352941176471</text:p>
          </table:table-cell>
          <table:table-cell office:value-type="float" office:value="0.196089999780208" calcext:value-type="float">
            <text:p>0.1960899997802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non-FT WV</text:p>
          </table:table-cell>
          <table:table-cell office:value-type="string" calcext:value-type="string">
            <text:p>wvFIXED100CV1S0 SFT0 allL010010 LR ndcg KMeans CA100 MC1 MS0.4 ATS1000 DS200 keywords.csv</text:p>
          </table:table-cell>
          <table:table-cell office:value-type="float" office:value="0.552941176470588" calcext:value-type="float">
            <text:p>0.552941176470588</text:p>
          </table:table-cell>
          <table:table-cell office:value-type="float" office:value="0.25210182830631" calcext:value-type="float">
            <text:p>0.25210182830631</text:p>
          </table:table-cell>
          <table:table-cell office:value-type="float" office:value="0.707058823529412" calcext:value-type="float">
            <text:p>0.707058823529412</text:p>
          </table:table-cell>
          <table:table-cell office:value-type="float" office:value="0.210812900928843" calcext:value-type="float">
            <text:p>0.210812900928843</text:p>
          </table:table-cell>
          <table:table-cell office:value-type="float" office:value="0.725" calcext:value-type="float">
            <text:p>0.725</text:p>
          </table:table-cell>
          <table:table-cell office:value-type="float" office:value="0.181712363224032" calcext:value-type="float">
            <text:p>0.1817123632240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pic models</text:p>
          </table:table-cell>
          <table:table-cell office:value-type="string" calcext:value-type="string">
            <text:p>class-all-100-10-all-nodupe.npzDTP0.1TWP0.001NT100 1CV 0keywordsDevFalseAVG.csv</text:p>
          </table:table-cell>
          <table:table-cell office:value-type="float" office:value="0.626176470588235" calcext:value-type="float">
            <text:p>0.626176470588235</text:p>
          </table:table-cell>
          <table:table-cell office:value-type="float" office:value="0.246946329670185" calcext:value-type="float">
            <text:p>0.246946329670185</text:p>
          </table:table-cell>
          <table:table-cell office:value-type="float" office:value="0.721176470588236" calcext:value-type="float">
            <text:p>0.721176470588236</text:p>
          </table:table-cell>
          <table:table-cell office:value-type="float" office:value="0.188310008500855" calcext:value-type="float">
            <text:p>0.188310008500855</text:p>
          </table:table-cell>
          <table:table-cell office:value-type="float" office:value="0.720294117647059" calcext:value-type="float">
            <text:p>0.720294117647059</text:p>
          </table:table-cell>
          <table:table-cell office:value-type="float" office:value="0.208106251977417" calcext:value-type="float">
            <text:p>0.208106251977417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1 Keyword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1000 DS800FT BOCFi NT[200]tanh300V1.23 keywords.csv</text:p>
          </table:table-cell>
          <table:table-cell office:value-type="float" office:value="0.624755364806867" calcext:value-type="float">
            <text:p>0.624755364806867</text:p>
          </table:table-cell>
          <table:table-cell office:value-type="float" office:value="0.330066924822386" calcext:value-type="float">
            <text:p>0.330066924822386</text:p>
          </table:table-cell>
          <table:table-cell office:value-type="float" office:value="0.615675965665236" calcext:value-type="float">
            <text:p>0.615675965665236</text:p>
          </table:table-cell>
          <table:table-cell office:value-type="float" office:value="0.324902797050353" calcext:value-type="float">
            <text:p>0.324902797050353</text:p>
          </table:table-cell>
          <table:table-cell office:value-type="float" office:value="0.824804721030043" calcext:value-type="float">
            <text:p>0.824804721030043</text:p>
          </table:table-cell>
          <table:table-cell office:value-type="float" office:value="0.23470060153012" calcext:value-type="float">
            <text:p>0.23470060153012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1000 DS800 keywords.csv</text:p>
          </table:table-cell>
          <table:table-cell office:value-type="float" office:value="0.589171673819742" calcext:value-type="float">
            <text:p>0.589171673819742</text:p>
          </table:table-cell>
          <table:table-cell office:value-type="float" office:value="0.3073919308104" calcext:value-type="float">
            <text:p>0.3073919308104</text:p>
          </table:table-cell>
          <table:table-cell office:value-type="float" office:value="0.609167381974249" calcext:value-type="float">
            <text:p>0.609167381974249</text:p>
          </table:table-cell>
          <table:table-cell office:value-type="float" office:value="0.316095009353088" calcext:value-type="float">
            <text:p>0.316095009353088</text:p>
          </table:table-cell>
          <table:table-cell office:value-type="float" office:value="0.823684549356223" calcext:value-type="float">
            <text:p>0.823684549356223</text:p>
          </table:table-cell>
          <table:table-cell office:value-type="float" office:value="0.241591420288953" calcext:value-type="float">
            <text:p>0.241591420288953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50CV1S0 SFT0 allL010010 LR acc KMeans CA100 MC1 MS0.4 ATS1000 DS200FT BOCFi NT[50]tanh300V1.23 keywords.csv</text:p>
          </table:table-cell>
          <table:table-cell office:value-type="float" office:value="0.469705882352941" calcext:value-type="float">
            <text:p>0.469705882352941</text:p>
          </table:table-cell>
          <table:table-cell office:value-type="float" office:value="0.2513100540702" calcext:value-type="float">
            <text:p>0.2513100540702</text:p>
          </table:table-cell>
          <table:table-cell office:value-type="float" office:value="0.603529411764706" calcext:value-type="float">
            <text:p>0.603529411764706</text:p>
          </table:table-cell>
          <table:table-cell office:value-type="float" office:value="0.246869123457021" calcext:value-type="float">
            <text:p>0.246869123457021</text:p>
          </table:table-cell>
          <table:table-cell office:value-type="float" office:value="0.722352941176471" calcext:value-type="float">
            <text:p>0.722352941176471</text:p>
          </table:table-cell>
          <table:table-cell office:value-type="float" office:value="0.196089999780208" calcext:value-type="float">
            <text:p>0.196089999780208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100CV1S0 SFT0 allL010010 LR ndcg KMeans CA100 MC1 MS0.4 ATS2000 DS200 keywords.csv</text:p>
          </table:table-cell>
          <table:table-cell office:value-type="float" office:value="0.530294117647059" calcext:value-type="float">
            <text:p>0.530294117647059</text:p>
          </table:table-cell>
          <table:table-cell office:value-type="float" office:value="0.259843088554785" calcext:value-type="float">
            <text:p>0.259843088554785</text:p>
          </table:table-cell>
          <table:table-cell office:value-type="float" office:value="0.712058823529412" calcext:value-type="float">
            <text:p>0.712058823529412</text:p>
          </table:table-cell>
          <table:table-cell office:value-type="float" office:value="0.19880253391881" calcext:value-type="float">
            <text:p>0.19880253391881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.180635828268063" calcext:value-type="float">
            <text:p>0.180635828268063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1TWP0.01NT100 1CV 0keywordsDevFalseAVG.csv</text:p>
          </table:table-cell>
          <table:table-cell office:value-type="float" office:value="0.620882352941177" calcext:value-type="float">
            <text:p>0.620882352941177</text:p>
          </table:table-cell>
          <table:table-cell office:value-type="float" office:value="0.215287527780929" calcext:value-type="float">
            <text:p>0.215287527780929</text:p>
          </table:table-cell>
          <table:table-cell office:value-type="float" office:value="0.731764705882353" calcext:value-type="float">
            <text:p>0.731764705882353</text:p>
          </table:table-cell>
          <table:table-cell office:value-type="float" office:value="0.180089808523312" calcext:value-type="float">
            <text:p>0.180089808523312</text:p>
          </table:table-cell>
          <table:table-cell office:value-type="float" office:value="0.733235294117647" calcext:value-type="float">
            <text:p>0.733235294117647</text:p>
          </table:table-cell>
          <table:table-cell office:value-type="float" office:value="0.19283663765702" calcext:value-type="float">
            <text:p>0.1928366376570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N Keyword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2000 DS800FT BOCFi NT[200]tanh300V1.23 keywords.csv</text:p>
          </table:table-cell>
          <table:table-cell office:value-type="float" office:value="0.606907725321888" calcext:value-type="float">
            <text:p>0.606907725321888</text:p>
          </table:table-cell>
          <table:table-cell office:value-type="float" office:value="0.324535955188342" calcext:value-type="float">
            <text:p>0.324535955188342</text:p>
          </table:table-cell>
          <table:table-cell office:value-type="float" office:value="0.611040772532189" calcext:value-type="float">
            <text:p>0.611040772532189</text:p>
          </table:table-cell>
          <table:table-cell office:value-type="float" office:value="0.325361257267297" calcext:value-type="float">
            <text:p>0.325361257267297</text:p>
          </table:table-cell>
          <table:table-cell office:value-type="float" office:value="0.825721030042918" calcext:value-type="float">
            <text:p>0.825721030042918</text:p>
          </table:table-cell>
          <table:table-cell office:value-type="float" office:value="0.23706554559679" calcext:value-type="float">
            <text:p>0.23706554559679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2000 DS800 keywords.csv</text:p>
          </table:table-cell>
          <table:table-cell office:value-type="float" office:value="0.557748927038627" calcext:value-type="float">
            <text:p>0.557748927038627</text:p>
          </table:table-cell>
          <table:table-cell office:value-type="float" office:value="0.302685053456432" calcext:value-type="float">
            <text:p>0.302685053456432</text:p>
          </table:table-cell>
          <table:table-cell office:value-type="float" office:value="0.59800643776824" calcext:value-type="float">
            <text:p>0.59800643776824</text:p>
          </table:table-cell>
          <table:table-cell office:value-type="float" office:value="0.318888112865421" calcext:value-type="float">
            <text:p>0.318888112865421</text:p>
          </table:table-cell>
          <table:table-cell office:value-type="float" office:value="0.822645922746781" calcext:value-type="float">
            <text:p>0.822645922746781</text:p>
          </table:table-cell>
          <table:table-cell office:value-type="float" office:value="0.245055147782465" calcext:value-type="float">
            <text:p>0.245055147782465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50CV1S0 SFT0 allL010010 LR kappa KMeans CA100 MC1 MS0.4 ATS1000 DS200FT BOCFi NT[50]tanh300V1.23 keywords.csv</text:p>
          </table:table-cell>
          <table:table-cell office:value-type="float" office:value="0.495882352941176" calcext:value-type="float">
            <text:p>0.495882352941176</text:p>
          </table:table-cell>
          <table:table-cell office:value-type="float" office:value="0.255436348378235" calcext:value-type="float">
            <text:p>0.255436348378235</text:p>
          </table:table-cell>
          <table:table-cell office:value-type="float" office:value="0.586176470588235" calcext:value-type="float">
            <text:p>0.586176470588235</text:p>
          </table:table-cell>
          <table:table-cell office:value-type="float" office:value="0.18569972412487" calcext:value-type="float">
            <text:p>0.18569972412487</text:p>
          </table:table-cell>
          <table:table-cell office:value-type="float" office:value="0.708235294117647" calcext:value-type="float">
            <text:p>0.708235294117647</text:p>
          </table:table-cell>
          <table:table-cell office:value-type="float" office:value="0.148637436209363" calcext:value-type="float">
            <text:p>0.148637436209363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100CV1S0 SFT0 allL010010 LR kappa KMeans CA100 MC1 MS0.4 ATS1000 DS200 keywords.csv</text:p>
          </table:table-cell>
          <table:table-cell office:value-type="float" office:value="0.530882352941176" calcext:value-type="float">
            <text:p>0.530882352941176</text:p>
          </table:table-cell>
          <table:table-cell office:value-type="float" office:value="0.230250822430116" calcext:value-type="float">
            <text:p>0.230250822430116</text:p>
          </table:table-cell>
          <table:table-cell office:value-type="float" office:value="0.692647058823529" calcext:value-type="float">
            <text:p>0.692647058823529</text:p>
          </table:table-cell>
          <table:table-cell office:value-type="float" office:value="0.198674258828713" calcext:value-type="float">
            <text:p>0.198674258828713</text:p>
          </table:table-cell>
          <table:table-cell office:value-type="float" office:value="0.712058823529412" calcext:value-type="float">
            <text:p>0.712058823529412</text:p>
          </table:table-cell>
          <table:table-cell office:value-type="float" office:value="0.187642907771946" calcext:value-type="float">
            <text:p>0.18764290777194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01TWP0.001NT100 1CV 0keywordsDevFalseAVG.csv</text:p>
          </table:table-cell>
          <table:table-cell office:value-type="float" office:value="0.590882352941177" calcext:value-type="float">
            <text:p>0.590882352941177</text:p>
          </table:table-cell>
          <table:table-cell office:value-type="float" office:value="0.24370369672748" calcext:value-type="float">
            <text:p>0.24370369672748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.173081599396786" calcext:value-type="float">
            <text:p>0.173081599396786</text:p>
          </table:table-cell>
          <table:table-cell office:value-type="float" office:value="0.724411764705882" calcext:value-type="float">
            <text:p>0.724411764705882</text:p>
          </table:table-cell>
          <table:table-cell office:value-type="float" office:value="0.175233267049963" calcext:value-type="float">
            <text:p>0.175233267049963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D3 Rating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ACC D1</text:p>
          </table:table-cell>
          <table:table-cell office:value-type="string" calcext:value-type="string">
            <text:p>F1 D1</text:p>
          </table:table-cell>
          <table:table-cell office:value-type="string" calcext:value-type="string">
            <text:p>ACC D3</text:p>
          </table:table-cell>
          <table:table-cell office:value-type="string" calcext:value-type="string">
            <text:p>F1 D3</text:p>
          </table:table-cell>
          <table:table-cell office:value-type="string" calcext:value-type="string">
            <text:p>ACC DN</text:p>
          </table:table-cell>
          <table:table-cell office:value-type="string" calcext:value-type="string">
            <text:p>F1 D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FT MDS</text:p>
          </table:table-cell>
          <table:table-cell office:value-type="string" calcext:value-type="string">
            <text:p>mds-nodupe100CV1S0 SFT0 allL010010 LR kappa KMeans CA200 MC1 MS0.4 ATS500 DS400FT BOCFi NT[100]tanh300V1.23 ratings.csv</text:p>
          </table:table-cell>
          <table:table-cell office:value-type="float" office:value="0.630405154255978" calcext:value-type="float">
            <text:p>0.630405154255978</text:p>
          </table:table-cell>
          <table:table-cell office:value-type="float" office:value="0.473835918914357" calcext:value-type="float">
            <text:p>0.473835918914357</text:p>
          </table:table-cell>
          <table:table-cell office:value-type="float" office:value="0.71593771940693" calcext:value-type="float">
            <text:p>0.71593771940693</text:p>
          </table:table-cell>
          <table:table-cell office:value-type="float" office:value="0.507291731837665" calcext:value-type="float">
            <text:p>0.507291731837665</text:p>
          </table:table-cell>
          <table:table-cell office:value-type="float" office:value="0.773303597241151" calcext:value-type="float">
            <text:p>0.773303597241151</text:p>
          </table:table-cell>
          <table:table-cell office:value-type="float" office:value="0.446538288478664" calcext:value-type="float">
            <text:p>0.4465382884786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non-FT MDS</text:p>
          </table:table-cell>
          <table:table-cell office:value-type="string" calcext:value-type="string">
            <text:p>mds-nodupe100CV1S0 SFT0 allL010010 LR kappa KMeans CA200 MC1 MS0.4 ATS1000 DS400 ratings.csv</text:p>
          </table:table-cell>
          <table:table-cell office:value-type="float" office:value="0.644715111478117" calcext:value-type="float">
            <text:p>0.644715111478117</text:p>
          </table:table-cell>
          <table:table-cell office:value-type="float" office:value="0.438786427291618" calcext:value-type="float">
            <text:p>0.438786427291618</text:p>
          </table:table-cell>
          <table:table-cell office:value-type="float" office:value="0.667217175887696" calcext:value-type="float">
            <text:p>0.667217175887696</text:p>
          </table:table-cell>
          <table:table-cell office:value-type="float" office:value="0.488309452722568" calcext:value-type="float">
            <text:p>0.488309452722568</text:p>
          </table:table-cell>
          <table:table-cell office:value-type="float" office:value="0.770334434351775" calcext:value-type="float">
            <text:p>0.770334434351775</text:p>
          </table:table-cell>
          <table:table-cell office:value-type="float" office:value="0.437819733753598" calcext:value-type="float">
            <text:p>0.4378197337535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200 MC1 MS0.4 ATS1000 DS400FT BOCFi NT[200]tanh300V1.23 ratings.csv</text:p>
          </table:table-cell>
          <table:table-cell office:value-type="float" office:value="0.596332548630901" calcext:value-type="float">
            <text:p>0.596332548630901</text:p>
          </table:table-cell>
          <table:table-cell office:value-type="float" office:value="0.442194247544213" calcext:value-type="float">
            <text:p>0.442194247544213</text:p>
          </table:table-cell>
          <table:table-cell office:value-type="float" office:value="0.659480444389378" calcext:value-type="float">
            <text:p>0.659480444389378</text:p>
          </table:table-cell>
          <table:table-cell office:value-type="float" office:value="0.444884509719198" calcext:value-type="float">
            <text:p>0.444884509719198</text:p>
          </table:table-cell>
          <table:table-cell office:value-type="float" office:value="0.724404245653162" calcext:value-type="float">
            <text:p>0.724404245653162</text:p>
          </table:table-cell>
          <table:table-cell office:value-type="float" office:value="0.339156604605486" calcext:value-type="float">
            <text:p>0.3391566046054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400 MC1 MS0.4 ATS1000 DS800 ratings.csv</text:p>
          </table:table-cell>
          <table:table-cell office:value-type="float" office:value="0.634824267955231" calcext:value-type="float">
            <text:p>0.634824267955231</text:p>
          </table:table-cell>
          <table:table-cell office:value-type="float" office:value="0.424841469287883" calcext:value-type="float">
            <text:p>0.424841469287883</text:p>
          </table:table-cell>
          <table:table-cell office:value-type="float" office:value="0.663527856936357" calcext:value-type="float">
            <text:p>0.663527856936357</text:p>
          </table:table-cell>
          <table:table-cell office:value-type="float" office:value="0.476606111869908" calcext:value-type="float">
            <text:p>0.476606111869908</text:p>
          </table:table-cell>
          <table:table-cell office:value-type="float" office:value="0.75438813860323" calcext:value-type="float">
            <text:p>0.75438813860323</text:p>
          </table:table-cell>
          <table:table-cell office:value-type="float" office:value="0.40529928987482" calcext:value-type="float">
            <text:p>0.405299289874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pic models</text:p>
          </table:table-cell>
          <table:table-cell office:value-type="string" calcext:value-type="string">
            <text:p>class-all-100-10-all-nodupe.npzDTP0.001TWP0.01NT200 1CV 0ratingsDevFalseAVG.csv</text:p>
          </table:table-cell>
          <table:table-cell office:value-type="float" office:value="0.584562012142238" calcext:value-type="float">
            <text:p>0.584562012142238</text:p>
          </table:table-cell>
          <table:table-cell office:value-type="float" office:value="0.468676178425377" calcext:value-type="float">
            <text:p>0.468676178425377</text:p>
          </table:table-cell>
          <table:table-cell office:value-type="float" office:value="0.628092347086276" calcext:value-type="float">
            <text:p>0.628092347086276</text:p>
          </table:table-cell>
          <table:table-cell office:value-type="float" office:value="0.483536412991555" calcext:value-type="float">
            <text:p>0.483536412991555</text:p>
          </table:table-cell>
          <table:table-cell office:value-type="float" office:value="0.748069219014579" calcext:value-type="float">
            <text:p>0.748069219014579</text:p>
          </table:table-cell>
          <table:table-cell office:value-type="float" office:value="0.396502079385562" calcext:value-type="float">
            <text:p>0.39650207938556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1 Rating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500 DS800FT BOCFi NT[200]tanh300V1.23 ratings.csv</text:p>
          </table:table-cell>
          <table:table-cell office:value-type="float" office:value="0.631606110652353" calcext:value-type="float">
            <text:p>0.631606110652353</text:p>
          </table:table-cell>
          <table:table-cell office:value-type="float" office:value="0.494238005624241" calcext:value-type="float">
            <text:p>0.494238005624241</text:p>
          </table:table-cell>
          <table:table-cell office:value-type="float" office:value="0.686209744013212" calcext:value-type="float">
            <text:p>0.686209744013212</text:p>
          </table:table-cell>
          <table:table-cell office:value-type="float" office:value="0.490505065250554" calcext:value-type="float">
            <text:p>0.490505065250554</text:p>
          </table:table-cell>
          <table:table-cell office:value-type="float" office:value="0.766515276630884" calcext:value-type="float">
            <text:p>0.766515276630884</text:p>
          </table:table-cell>
          <table:table-cell office:value-type="float" office:value="0.440082828077574" calcext:value-type="float">
            <text:p>0.440082828077574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2000 DS800 ratings.csv</text:p>
          </table:table-cell>
          <table:table-cell office:value-type="float" office:value="0.620664739884393" calcext:value-type="float">
            <text:p>0.620664739884393</text:p>
          </table:table-cell>
          <table:table-cell office:value-type="float" office:value="0.464977939291084" calcext:value-type="float">
            <text:p>0.464977939291084</text:p>
          </table:table-cell>
          <table:table-cell office:value-type="float" office:value="0.654624277456647" calcext:value-type="float">
            <text:p>0.654624277456647</text:p>
          </table:table-cell>
          <table:table-cell office:value-type="float" office:value="0.473845793290842" calcext:value-type="float">
            <text:p>0.473845793290842</text:p>
          </table:table-cell>
          <table:table-cell office:value-type="float" office:value="0.763831544178365" calcext:value-type="float">
            <text:p>0.763831544178365</text:p>
          </table:table-cell>
          <table:table-cell office:value-type="float" office:value="0.429502084503591" calcext:value-type="float">
            <text:p>0.429502084503591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FT BOCFi NT[200]tanh300V1.23 ratings.csv</text:p>
          </table:table-cell>
          <table:table-cell office:value-type="float" office:value="0.605542477181679" calcext:value-type="float">
            <text:p>0.605542477181679</text:p>
          </table:table-cell>
          <table:table-cell office:value-type="float" office:value="0.465788315955127" calcext:value-type="float">
            <text:p>0.465788315955127</text:p>
          </table:table-cell>
          <table:table-cell office:value-type="float" office:value="0.661380250278776" calcext:value-type="float">
            <text:p>0.661380250278776</text:p>
          </table:table-cell>
          <table:table-cell office:value-type="float" office:value="0.483674665667619" calcext:value-type="float">
            <text:p>0.483674665667619</text:p>
          </table:table-cell>
          <table:table-cell office:value-type="float" office:value="0.746623714533515" calcext:value-type="float">
            <text:p>0.746623714533515</text:p>
          </table:table-cell>
          <table:table-cell office:value-type="float" office:value="0.385200546693917" calcext:value-type="float">
            <text:p>0.38520054669391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table:style-name="ce2" office:value-type="string" calcext:value-type="string">
            <text:p>wvFIXED200CV1S0 SFT0 allL010010 LR acc KMeans CA400 MC1 MS0.4 ATS500 DS800 ratings.csv</text:p>
          </table:table-cell>
          <table:table-cell table:style-name="ce2" office:value-type="float" office:value="0.670466278445463" calcext:value-type="float">
            <text:p>0.670466278445463</text:p>
          </table:table-cell>
          <table:table-cell table:style-name="ce2" office:value-type="float" office:value="0.43637505626283" calcext:value-type="float">
            <text:p>0.43637505626283</text:p>
          </table:table-cell>
          <table:table-cell table:style-name="ce2" office:value-type="float" office:value="0.659976045925742" calcext:value-type="float">
            <text:p>0.659976045925742</text:p>
          </table:table-cell>
          <table:table-cell table:style-name="ce2" office:value-type="float" office:value="0.46627925993215" calcext:value-type="float">
            <text:p>0.46627925993215</text:p>
          </table:table-cell>
          <table:table-cell table:style-name="ce2" office:value-type="float" office:value="0.753314335274439" calcext:value-type="float">
            <text:p>0.753314335274439</text:p>
          </table:table-cell>
          <table:table-cell table:style-name="ce2" office:value-type="float" office:value="0.406250579598657" calcext:value-type="float">
            <text:p>0.40625057959865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1TWP0.01NT200 1CV 0ratingsDevFalseAVG.csv</text:p>
          </table:table-cell>
          <table:table-cell office:value-type="float" office:value="0.60356007103622" calcext:value-type="float">
            <text:p>0.60356007103622</text:p>
          </table:table-cell>
          <table:table-cell office:value-type="float" office:value="0.481127037708955" calcext:value-type="float">
            <text:p>0.481127037708955</text:p>
          </table:table-cell>
          <table:table-cell office:value-type="float" office:value="0.622558129930203" calcext:value-type="float">
            <text:p>0.622558129930203</text:p>
          </table:table-cell>
          <table:table-cell office:value-type="float" office:value="0.478495346395015" calcext:value-type="float">
            <text:p>0.478495346395015</text:p>
          </table:table-cell>
          <table:table-cell office:value-type="float" office:value="0.744476107875934" calcext:value-type="float">
            <text:p>0.744476107875934</text:p>
          </table:table-cell>
          <table:table-cell office:value-type="float" office:value="0.389335104242012" calcext:value-type="float">
            <text:p>0.38933510424201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N Rating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1000 DS800FT BOCFi NT[200]tanh300V1.23 ratings.csv</text:p>
          </table:table-cell>
          <table:table-cell office:value-type="float" office:value="0.614368290668869" calcext:value-type="float">
            <text:p>0.614368290668869</text:p>
          </table:table-cell>
          <table:table-cell office:value-type="float" office:value="0.475097893567072" calcext:value-type="float">
            <text:p>0.475097893567072</text:p>
          </table:table-cell>
          <table:table-cell office:value-type="float" office:value="0.701589595375723" calcext:value-type="float">
            <text:p>0.701589595375723</text:p>
          </table:table-cell>
          <table:table-cell office:value-type="float" office:value="0.484883464705725" calcext:value-type="float">
            <text:p>0.484883464705725</text:p>
          </table:table-cell>
          <table:table-cell office:value-type="float" office:value="0.76672171758877" calcext:value-type="float">
            <text:p>0.76672171758877</text:p>
          </table:table-cell>
          <table:table-cell office:value-type="float" office:value="0.455329600060874" calcext:value-type="float">
            <text:p>0.455329600060874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kappa KMeans CA400 MC1 MS0.4 ATS1000 DS800 ratings.csv</text:p>
          </table:table-cell>
          <table:table-cell office:value-type="float" office:value="0.638212221304707" calcext:value-type="float">
            <text:p>0.638212221304707</text:p>
          </table:table-cell>
          <table:table-cell office:value-type="float" office:value="0.459164289806619" calcext:value-type="float">
            <text:p>0.459164289806619</text:p>
          </table:table-cell>
          <table:table-cell office:value-type="float" office:value="0.701589595375723" calcext:value-type="float">
            <text:p>0.701589595375723</text:p>
          </table:table-cell>
          <table:table-cell office:value-type="float" office:value="0.48768115579383" calcext:value-type="float">
            <text:p>0.48768115579383</text:p>
          </table:table-cell>
          <table:table-cell office:value-type="float" office:value="0.773534269199009" calcext:value-type="float">
            <text:p>0.773534269199009</text:p>
          </table:table-cell>
          <table:table-cell office:value-type="float" office:value="0.458560256141727" calcext:value-type="float">
            <text:p>0.45856025614172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FT BOCFi NT[200]tanh300V1.23 ratings.csv</text:p>
          </table:table-cell>
          <table:table-cell office:value-type="float" office:value="0.605542477181679" calcext:value-type="float">
            <text:p>0.605542477181679</text:p>
          </table:table-cell>
          <table:table-cell office:value-type="float" office:value="0.465788315955127" calcext:value-type="float">
            <text:p>0.465788315955127</text:p>
          </table:table-cell>
          <table:table-cell office:value-type="float" office:value="0.661380250278776" calcext:value-type="float">
            <text:p>0.661380250278776</text:p>
          </table:table-cell>
          <table:table-cell office:value-type="float" office:value="0.483674665667619" calcext:value-type="float">
            <text:p>0.483674665667619</text:p>
          </table:table-cell>
          <table:table-cell office:value-type="float" office:value="0.746623714533515" calcext:value-type="float">
            <text:p>0.746623714533515</text:p>
          </table:table-cell>
          <table:table-cell office:value-type="float" office:value="0.385200546693917" calcext:value-type="float">
            <text:p>0.38520054669391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400 MC1 MS0.4 ATS1000 DS800 ratings.csv</text:p>
          </table:table-cell>
          <table:table-cell office:value-type="float" office:value="0.634824267955231" calcext:value-type="float">
            <text:p>0.634824267955231</text:p>
          </table:table-cell>
          <table:table-cell office:value-type="float" office:value="0.424841469287883" calcext:value-type="float">
            <text:p>0.424841469287883</text:p>
          </table:table-cell>
          <table:table-cell office:value-type="float" office:value="0.663527856936357" calcext:value-type="float">
            <text:p>0.663527856936357</text:p>
          </table:table-cell>
          <table:table-cell office:value-type="float" office:value="0.476606111869908" calcext:value-type="float">
            <text:p>0.476606111869908</text:p>
          </table:table-cell>
          <table:table-cell office:value-type="float" office:value="0.75438813860323" calcext:value-type="float">
            <text:p>0.75438813860323</text:p>
          </table:table-cell>
          <table:table-cell office:value-type="float" office:value="0.40529928987482" calcext:value-type="float">
            <text:p>0.40529928987482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01TWP0.01NT400 1CV 0ratingsDevFalseAVG.csv</text:p>
          </table:table-cell>
          <table:table-cell office:value-type="float" office:value="0.668442572171974" calcext:value-type="float">
            <text:p>0.668442572171974</text:p>
          </table:table-cell>
          <table:table-cell office:value-type="float" office:value="0.466323185870335" calcext:value-type="float">
            <text:p>0.466323185870335</text:p>
          </table:table-cell>
          <table:table-cell office:value-type="float" office:value="0.603683971420311" calcext:value-type="float">
            <text:p>0.603683971420311</text:p>
          </table:table-cell>
          <table:table-cell office:value-type="float" office:value="0.45497690546289" calcext:value-type="float">
            <text:p>0.45497690546289</text:p>
          </table:table-cell>
          <table:table-cell office:value-type="float" office:value="0.75442943873126" calcext:value-type="float">
            <text:p>0.75442943873126</text:p>
          </table:table-cell>
          <table:table-cell office:value-type="float" office:value="0.413967907803959" calcext:value-type="float">
            <text:p>0.413967907803959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Best Selected Dev Tuned Paramet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3 Genres</text:p>
          </table:table-cell>
          <table:table-cell table:style-name="ce3" office:value-type="string" calcext:value-type="string">
            <text:p>F1 D1</text:p>
          </table:table-cell>
          <table:table-cell table:style-name="ce3" office:value-type="string" calcext:value-type="string">
            <text:p>F1 D3</text:p>
          </table:table-cell>
          <table:table-cell table:style-name="ce3" office:value-type="string" calcext:value-type="string">
            <text:p>F1 D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 FT MDS</text:p>
          </table:table-cell>
          <table:table-cell table:style-name="ce4" office:value-type="float" office:value="0.566733181359565" calcext:value-type="float">
            <text:p>0.57</text:p>
          </table:table-cell>
          <table:table-cell table:style-name="ce4" office:value-type="float" office:value="0.55933562900247" calcext:value-type="float">
            <text:p>0.56</text:p>
          </table:table-cell>
          <table:table-cell table:style-name="ce3" office:value-type="float" office:value="0.512547841108329" calcext:value-type="float">
            <text:p>0.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 non-FT MDS</text:p>
          </table:table-cell>
          <table:table-cell table:style-name="ce3" office:value-type="float" office:value="0.395314613840047" calcext:value-type="float">
            <text:p>0.40</text:p>
          </table:table-cell>
          <table:table-cell table:style-name="ce3" office:value-type="float" office:value="0.492926879703285" calcext:value-type="float">
            <text:p>0.49</text:p>
          </table:table-cell>
          <table:table-cell table:style-name="ce4" office:value-type="float" office:value="0.518084791802206" calcext:value-type="float">
            <text:p>0.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 FT WV</text:p>
          </table:table-cell>
          <table:table-cell table:style-name="ce3" office:value-type="float" office:value="0.420880993746013" calcext:value-type="float">
            <text:p>0.42</text:p>
          </table:table-cell>
          <table:table-cell table:style-name="ce3" office:value-type="float" office:value="0.418586046922284" calcext:value-type="float">
            <text:p>0.42</text:p>
          </table:table-cell>
          <table:table-cell table:style-name="ce3" office:value-type="float" office:value="0.391773787897868" calcext:value-type="float">
            <text:p>0.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 non-FT WV</text:p>
          </table:table-cell>
          <table:table-cell table:style-name="ce3" office:value-type="float" office:value="0.346448581636905" calcext:value-type="float">
            <text:p>0.35</text:p>
          </table:table-cell>
          <table:table-cell table:style-name="ce3" office:value-type="float" office:value="0.438878852467528" calcext:value-type="float">
            <text:p>0.44</text:p>
          </table:table-cell>
          <table:table-cell table:style-name="ce3" office:value-type="float" office:value="0.430087274242518" calcext:value-type="float">
            <text:p>0.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ic models</text:p>
          </table:table-cell>
          <table:table-cell table:style-name="ce3" office:value-type="float" office:value="0.515999696648075" calcext:value-type="float">
            <text:p>0.52</text:p>
          </table:table-cell>
          <table:table-cell table:style-name="ce3" office:value-type="float" office:value="0.510072773399527" calcext:value-type="float">
            <text:p>0.51</text:p>
          </table:table-cell>
          <table:table-cell table:style-name="ce3" office:value-type="float" office:value="0.448880280228991" calcext:value-type="float">
            <text:p>0.45</text:p>
          </table:table-cell>
          <table:table-cell table:number-columns-repeated="1020"/>
        </table:table-row>
        <table:table-row table:style-name="ro2">
          <table:table-cell/>
          <table:table-cell table:style-name="ce3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D1 Genres</text:p>
          </table:table-cell>
          <table:table-cell table:style-name="ce3" office:value-type="string" calcext:value-type="string">
            <text:p>F1 D1</text:p>
          </table:table-cell>
          <table:table-cell table:style-name="ce3" office:value-type="string" calcext:value-type="string">
            <text:p>F1 D3</text:p>
          </table:table-cell>
          <table:table-cell table:style-name="ce3" office:value-type="string" calcext:value-type="string">
            <text:p>F1 DN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table:style-name="ce4" office:value-type="float" office:value="0.330066924822386" calcext:value-type="float">
            <text:p>0.33</text:p>
          </table:table-cell>
          <table:table-cell table:style-name="ce4" office:value-type="float" office:value="0.330031364119638" calcext:value-type="float">
            <text:p>0.33</text:p>
          </table:table-cell>
          <table:table-cell table:style-name="ce3" office:value-type="float" office:value="0.23706554559679" calcext:value-type="float">
            <text:p>0.24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table:style-name="ce3" office:value-type="float" office:value="0.3073919308104" calcext:value-type="float">
            <text:p>0.31</text:p>
          </table:table-cell>
          <table:table-cell table:style-name="ce3" office:value-type="float" office:value="0.322750509874621" calcext:value-type="float">
            <text:p>0.32</text:p>
          </table:table-cell>
          <table:table-cell table:style-name="ce4" office:value-type="float" office:value="0.24505514778246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table:style-name="ce3" office:value-type="float" office:value="0.2513100540702" calcext:value-type="float">
            <text:p>0.25</text:p>
          </table:table-cell>
          <table:table-cell table:style-name="ce3" office:value-type="float" office:value="0.246869123457021" calcext:value-type="float">
            <text:p>0.25</text:p>
          </table:table-cell>
          <table:table-cell table:style-name="ce3" office:value-type="float" office:value="0.148637436209363" calcext:value-type="float">
            <text:p>0.15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table:style-name="ce3" office:value-type="float" office:value="0.259843088554785" calcext:value-type="float">
            <text:p>0.26</text:p>
          </table:table-cell>
          <table:table-cell table:style-name="ce3" office:value-type="float" office:value="0.210812900928843" calcext:value-type="float">
            <text:p>0.21</text:p>
          </table:table-cell>
          <table:table-cell table:style-name="ce3" office:value-type="float" office:value="0.187642907771946" calcext:value-type="float">
            <text:p>0.1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table:style-name="ce3" office:value-type="float" office:value="0.215287527780929" calcext:value-type="float">
            <text:p>0.22</text:p>
          </table:table-cell>
          <table:table-cell table:style-name="ce3" office:value-type="float" office:value="0.188310008500855" calcext:value-type="float">
            <text:p>0.19</text:p>
          </table:table-cell>
          <table:table-cell table:style-name="ce3" office:value-type="float" office:value="0.175233267049963" calcext:value-type="float">
            <text:p>0.18</text:p>
          </table:table-cell>
          <table:table-cell table:number-columns-repeated="1020"/>
        </table:table-row>
        <table:table-row table:style-name="ro2">
          <table:table-cell/>
          <table:table-cell table:style-name="ce3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DN Genres</text:p>
          </table:table-cell>
          <table:table-cell table:style-name="ce3" office:value-type="string" calcext:value-type="string">
            <text:p>F1 D1</text:p>
          </table:table-cell>
          <table:table-cell table:style-name="ce3" office:value-type="string" calcext:value-type="string">
            <text:p>F1 D3</text:p>
          </table:table-cell>
          <table:table-cell table:style-name="ce3" office:value-type="string" calcext:value-type="string">
            <text:p>F1 DN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table:style-name="ce4" office:value-type="float" office:value="0.494238005624241" calcext:value-type="float">
            <text:p>0.49</text:p>
          </table:table-cell>
          <table:table-cell table:style-name="ce4" office:value-type="float" office:value="0.507291731837665" calcext:value-type="float">
            <text:p>0.51</text:p>
          </table:table-cell>
          <table:table-cell table:style-name="ce4" office:value-type="float" office:value="0.455329600060874" calcext:value-type="float">
            <text:p>0.4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table:style-name="ce3" office:value-type="float" office:value="0.464977939291084" calcext:value-type="float">
            <text:p>0.46</text:p>
          </table:table-cell>
          <table:table-cell table:style-name="ce3" office:value-type="float" office:value="0.488309452722568" calcext:value-type="float">
            <text:p>0.49</text:p>
          </table:table-cell>
          <table:table-cell table:style-name="ce4" office:value-type="float" office:value="0.458560256141727" calcext:value-type="float">
            <text:p>0.4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table:style-name="ce3" office:value-type="float" office:value="0.465788315955127" calcext:value-type="float">
            <text:p>0.47</text:p>
          </table:table-cell>
          <table:table-cell table:style-name="ce3" office:value-type="float" office:value="0.444884509719198" calcext:value-type="float">
            <text:p>0.44</text:p>
          </table:table-cell>
          <table:table-cell table:style-name="ce3" office:value-type="float" office:value="0.385200546693917" calcext:value-type="float">
            <text:p>0.3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table:style-name="ce5" office:value-type="float" office:value="0.43637505626283" calcext:value-type="float">
            <text:p>0.44</text:p>
          </table:table-cell>
          <table:table-cell table:style-name="ce3" office:value-type="float" office:value="0.476606111869908" calcext:value-type="float">
            <text:p>0.48</text:p>
          </table:table-cell>
          <table:table-cell table:style-name="ce3" office:value-type="float" office:value="0.40529928987482" calcext:value-type="float">
            <text:p>0.4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table:style-name="ce3" office:value-type="float" office:value="0.481127037708955" calcext:value-type="float">
            <text:p>0.48</text:p>
          </table:table-cell>
          <table:table-cell table:style-name="ce3" office:value-type="float" office:value="0.483536412991555" calcext:value-type="float">
            <text:p>0.48</text:p>
          </table:table-cell>
          <table:table-cell table:style-name="ce3" office:value-type="float" office:value="0.413967907803959" calcext:value-type="float">
            <text:p>0.41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3 Keywords</text:p>
          </table:table-cell>
          <table:table-cell office:value-type="string" calcext:value-type="string">
            <text:p>PARAM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500 DS800FT BOCFi NT[200]tanh300V1.23 keywords.cs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 non-FT MDS</text:p>
          </table:table-cell>
          <table:table-cell office:value-type="string" calcext:value-type="string">
            <text:p>mds-nodupeCV1S0 SFT0 allL010010 LR kappa KMeans CA400 MC1 MS0.4 ATS1000 DS800 keywords.cs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 FT WV</text:p>
          </table:table-cell>
          <table:table-cell office:value-type="string" calcext:value-type="string">
            <text:p>wvFIXED50CV1S0 SFT0 allL010010 LR acc KMeans CA100 MC1 MS0.4 ATS1000 DS200FT BOCFi NT[50]tanh300V1.23 keywords.cs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 non-FT WV</text:p>
          </table:table-cell>
          <table:table-cell office:value-type="string" calcext:value-type="string">
            <text:p>wvFIXED100CV1S0 SFT0 allL010010 LR ndcg KMeans CA100 MC1 MS0.4 ATS1000 DS200 keywords.cs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ic models</text:p>
          </table:table-cell>
          <table:table-cell office:value-type="string" calcext:value-type="string">
            <text:p>class-all-100-10-all-nodupe.npzDTP0.1TWP0.001NT100 1CV 0keywordsDevFalseAVG.cs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1 Keyword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1000 DS800FT BOCFi NT[200]tanh300V1.23 keyword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1000 DS800 keyword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50CV1S0 SFT0 allL010010 LR acc KMeans CA100 MC1 MS0.4 ATS1000 DS200FT BOCFi NT[50]tanh300V1.23 keyword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100CV1S0 SFT0 allL010010 LR ndcg KMeans CA100 MC1 MS0.4 ATS2000 DS200 keyword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1TWP0.01NT100 1CV 0keywordsDevFalseAVG.cs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N Keyword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2000 DS800FT BOCFi NT[200]tanh300V1.23 keyword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2000 DS800 keyword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50CV1S0 SFT0 allL010010 LR kappa KMeans CA100 MC1 MS0.4 ATS1000 DS200FT BOCFi NT[50]tanh300V1.23 keyword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100CV1S0 SFT0 allL010010 LR kappa KMeans CA100 MC1 MS0.4 ATS1000 DS200 keyword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01TWP0.001NT100 1CV 0keywordsDevFalseAVG.csv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D3 Ratings</text:p>
          </table:table-cell>
          <table:table-cell office:value-type="string" calcext:value-type="string">
            <text:p>PARAM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 FT MDS</text:p>
          </table:table-cell>
          <table:table-cell office:value-type="string" calcext:value-type="string">
            <text:p>mds-nodupe100CV1S0 SFT0 allL010010 LR kappa KMeans CA200 MC1 MS0.4 ATS500 DS400FT BOCFi NT[100]tanh300V1.23 ratings.cs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 non-FT MDS</text:p>
          </table:table-cell>
          <table:table-cell office:value-type="string" calcext:value-type="string">
            <text:p>mds-nodupe100CV1S0 SFT0 allL010010 LR kappa KMeans CA200 MC1 MS0.4 ATS1000 DS400 ratings.cs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200 MC1 MS0.4 ATS1000 DS400FT BOCFi NT[200]tanh300V1.23 ratings.cs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400 MC1 MS0.4 ATS1000 DS800 ratings.cs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ic models</text:p>
          </table:table-cell>
          <table:table-cell office:value-type="string" calcext:value-type="string">
            <text:p>class-all-100-10-all-nodupe.npzDTP0.001TWP0.01NT200 1CV 0ratingsDevFalseAVG.cs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1 Rating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500 DS800FT BOCFi NT[200]tanh300V1.23 rating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acc KMeans CA400 MC1 MS0.4 ATS2000 DS800 rating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FT BOCFi NT[200]tanh300V1.23 rating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table:style-name="ce2" office:value-type="string" calcext:value-type="string">
            <text:p>wvFIXED200CV1S0 SFT0 allL010010 LR acc KMeans CA400 MC1 MS0.4 ATS500 DS800 ratings.csv</text:p>
          </table:table-cell>
          <table:table-cell table:style-name="ce2"/>
          <table:table-cell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1TWP0.01NT200 1CV 0ratingsDevFalseAVG.cs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N Rating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st FT MDS</text:p>
          </table:table-cell>
          <table:table-cell office:value-type="string" calcext:value-type="string">
            <text:p>mds-nodupeCV1S0 SFT0 allL010010 LR kappa KMeans CA400 MC1 MS0.4 ATS1000 DS800FT BOCFi NT[200]tanh300V1.23 rating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non-FT MDS</text:p>
          </table:table-cell>
          <table:table-cell office:value-type="string" calcext:value-type="string">
            <text:p>mds-nodupeCV1S0 SFT0 allL010010 LR kappa KMeans CA400 MC1 MS0.4 ATS1000 DS800 rating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FT WV</text:p>
          </table:table-cell>
          <table:table-cell office:value-type="string" calcext:value-type="string">
            <text:p>wvFIXED200CV1S0 SFT0 allL010010 LR kappa KMeans CA400 MC1 MS0.4 ATS500 DS800FT BOCFi NT[200]tanh300V1.23 rating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st non-FT WV</text:p>
          </table:table-cell>
          <table:table-cell office:value-type="string" calcext:value-type="string">
            <text:p>wvFIXED200CV1S0 SFT0 allL010010 LR acc KMeans CA400 MC1 MS0.4 ATS1000 DS800 ratings.csv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opic models</text:p>
          </table:table-cell>
          <table:table-cell office:value-type="string" calcext:value-type="string">
            <text:p>class-all-100-10-all-nodupe.npzDTP0.001TWP0.01NT400 1CV 0ratingsDevFalseAVG.cs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5-24T12:28:25</meta:creation-date>
    <dc:date>2018-05-31T04:13:12.061000000</dc:date>
    <meta:generator>LibreOffice/5.4.7.2$Windows_X86_64 LibreOffice_project/c838ef25c16710f8838b1faec480ebba495259d0</meta:generator>
    <meta:editing-duration>PT28M44S</meta:editing-duration>
    <meta:editing-cycles>2</meta:editing-cycles>
    <meta:document-statistic meta:table-count="3" meta:cell-count="9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